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9mm"/>
    </style:style>
    <style:style style:name="co3" style:family="table-column">
      <style:table-column-properties fo:break-before="auto" style:column-width="26mm"/>
    </style:style>
    <style:style style:name="co4" style:family="table-column">
      <style:table-column-properties fo:break-before="auto" style:column-width="49.42mm"/>
    </style:style>
    <style:style style:name="co5" style:family="table-column">
      <style:table-column-properties fo:break-before="auto" style:column-width="40.22mm"/>
    </style:style>
    <style:style style:name="co6" style:family="table-column">
      <style:table-column-properties fo:break-before="auto" style:column-width="50.27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2" style:family="table-cell" style:parent-style-name="Default">
      <style:table-cell-properties fo:border-bottom="none" style:diagonal-bl-tr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3" style:family="table-cell" style:parent-style-name="Default">
      <style:table-cell-properties fo:border-bottom="0.74pt solid #000000" style:diagonal-bl-tr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18mm 0.04mm 0.18mm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28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diagonal-bl-tr="0.74pt solid #000000" fo:border-left="none" fo:border-right="none" fo:border-top="0.74pt solid #000000"/>
    </style:style>
    <style:style style:name="ce8" style:family="table-cell" style:parent-style-name="Default">
      <style:table-cell-properties fo:border-bottom="0.74pt solid #000000" style:diagonal-bl-tr="0.74pt solid #000000" fo:border-left="none" fo:border-right="none" fo:border-top="none"/>
    </style:style>
    <style:style style:name="ce9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border-right="none" fo:border-top="0.74pt double-thin #000000" style:border-line-width-top="0.18mm 0.04mm 0.18mm" style:vertical-align="middle"/>
      <style:paragraph-properties fo:text-align="center" fo:margin-left="0mm"/>
      <style:text-properties style:font-name="Open Sans Light1" fo:font-size="54pt" style:font-size-asian="54pt" style:font-size-complex="54pt"/>
    </style:style>
    <style:style style:name="ce37" style:family="table-cell" style:parent-style-name="Default">
      <style:table-cell-properties fo:border-bottom="0.74pt double-thin #000000" style:border-line-width-bottom="0.18mm 0.04mm 0.18mm" fo:border-left="none" fo:border-right="none" fo:border-top="non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" fo:font-size="24pt" style:font-size-asian="24pt" style:font-size-complex="24pt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17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18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46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Semibold" fo:font-size="12pt" style:font-size-asian="12pt" style:font-size-complex="12pt"/>
    </style:style>
    <style:style style:name="ce19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diagonal-bl-tr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25" style:family="table-cell" style:parent-style-name="Default">
      <style:table-cell-properties fo:border-bottom="none" style:diagonal-bl-tr="0.7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26" style:family="table-cell" style:parent-style-name="Default">
      <style:table-cell-properties fo:border-bottom="0.74pt solid #000000" style:diagonal-bl-tr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none" fo:border-right="none" fo:border-top="0.74pt double-thin #000000" style:border-line-width-top="0.18mm 0.04mm 0.18mm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57" style:family="table-cell" style:parent-style-name="Default">
      <style:table-cell-properties style:diagonal-bl-tr="none" style:text-align-source="fix" style:repeat-content="false" fo:border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58" style:family="table-cell" style:parent-style-name="Default">
      <style:table-cell-properties fo:border-bottom="0.74pt double-thin #000000" style:border-line-width-bottom="0.18mm 0.04mm 0.18mm" style:diagonal-bl-tr="non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12" table:default-cell-style-name="ce1"/>
        <table:table-column table:style-name="co3" table:default-cell-style-name="ce24"/>
        <table:table-column table:style-name="co3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6" table:default-cell-style-name="ce1"/>
        <table:table-column table:style-name="co3" table:number-columns-repeated="9" table:default-cell-style-name="ce1"/>
        <table:table-column table:style-name="co1" table:number-columns-repeated="985" table:default-cell-style-name="ce1"/>
        <table:table-row table:style-name="ro1">
          <table:table-cell table:number-columns-repeated="3"/>
          <table:table-cell table:style-name="ce38" office:value-type="string" calcext:value-type="string" table:number-columns-spanned="16" table:number-rows-spanned="2">
            <text:p>10 % DE RESTRICCIONES</text:p>
          </table:table-cell>
          <table:covered-table-cell table:number-columns-repeated="15"/>
          <table:table-cell table:number-columns-repeated="4"/>
          <table:table-cell table:style-name="ce38" office:value-type="string" calcext:value-type="string" table:number-columns-spanned="16" table:number-rows-spanned="2">
            <text:p>20% DE RESTRICCIONES</text:p>
          </table:table-cell>
          <table:covered-table-cell table:number-columns-repeated="15"/>
          <table:table-cell table:number-columns-repeated="985"/>
        </table:table-row>
        <table:table-row table:style-name="ro1">
          <table:table-cell table:number-columns-repeated="3"/>
          <table:covered-table-cell table:number-columns-repeated="16"/>
          <table:table-cell table:number-columns-repeated="4"/>
          <table:covered-table-cell table:number-columns-repeated="16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16" table:number-rows-spanned="1">
            <text:p>NBA DRAFT (SIN BL) – 10%</text:p>
          </table:table-cell>
          <table:covered-table-cell table:number-columns-repeated="15"/>
          <table:table-cell table:number-columns-repeated="4"/>
          <table:table-cell table:style-name="ce30" office:value-type="string" calcext:value-type="string" table:number-columns-spanned="16" table:number-rows-spanned="1">
            <text:p>NBA DRAFT (SIN BL) – 20%</text:p>
          </table:table-cell>
          <table:covered-table-cell table:number-columns-repeated="15"/>
          <table:table-cell table:number-columns-repeated="985"/>
        </table:table-row>
        <table:table-row table:style-name="ro1">
          <table:table-cell table:number-columns-repeated="2"/>
          <table:table-cell table:style-name="ce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3"/>
          <table:table-cell table:style-name="ce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985"/>
        </table:table-row>
        <table:table-row table:style-name="ro1">
          <table:table-cell table:number-columns-repeated="2"/>
          <table:table-cell table:style-name="ce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3"/>
          <table:table-cell table:style-name="ce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1</text:p>
          </table:table-cell>
          <table:table-cell table:style-name="ce14" office:value-type="float" office:value="1.85721" calcext:value-type="float">
            <text:p>1,85721</text:p>
          </table:table-cell>
          <table:table-cell table:style-name="ce14" office:value-type="float" office:value="457" calcext:value-type="float">
            <text:p>457</text:p>
          </table:table-cell>
          <table:table-cell table:style-name="ce14" office:value-type="float" office:value="4.75599" calcext:value-type="float">
            <text:p>4,75599</text:p>
          </table:table-cell>
          <table:table-cell table:style-name="ce20" office:value-type="float" office:value="0.0331172" calcext:value-type="float">
            <text:p>0,0331172</text:p>
          </table:table-cell>
          <table:table-cell table:style-name="ce14" office:value-type="float" office:value="45.1469" calcext:value-type="float">
            <text:p>45,1469</text:p>
          </table:table-cell>
          <table:table-cell table:style-name="ce14" office:value-type="float" office:value="1793" calcext:value-type="float">
            <text:p>1793</text:p>
          </table:table-cell>
          <table:table-cell table:style-name="ce14" office:value-type="float" office:value="93.2523" calcext:value-type="float">
            <text:p>93,2523</text:p>
          </table:table-cell>
          <table:table-cell table:style-name="ce20" office:value-type="float" office:value="0.0870759" calcext:value-type="float">
            <text:p>0,0870759</text:p>
          </table:table-cell>
          <table:table-cell table:style-name="ce14" office:value-type="float" office:value="2.7303" calcext:value-type="float">
            <text:p>2,7303</text:p>
          </table:table-cell>
          <table:table-cell table:style-name="ce14" office:value-type="float" office:value="467" calcext:value-type="float">
            <text:p>467</text:p>
          </table:table-cell>
          <table:table-cell table:style-name="ce14" office:value-type="float" office:value="6.09345" calcext:value-type="float">
            <text:p>6,09345</text:p>
          </table:table-cell>
          <table:table-cell table:style-name="ce20" office:value-type="float" office:value="0.0322665" calcext:value-type="float">
            <text:p>0,0322665</text:p>
          </table:table-cell>
          <table:table-cell table:style-name="ce14" office:value-type="float" office:value="13.1405" calcext:value-type="float">
            <text:p>13,140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4" office:value-type="float" office:value="54.1735" calcext:value-type="float">
            <text:p>54,1735</text:p>
          </table:table-cell>
          <table:table-cell table:style-name="ce14" office:value-type="float" office:value="0.0418229" calcext:value-type="float">
            <text:p>0,0418229</text:p>
          </table:table-cell>
          <table:table-cell table:number-columns-repeated="3"/>
          <table:table-cell table:style-name="ce30" office:value-type="string" calcext:value-type="string">
            <text:p>Ejecución 1</text:p>
          </table:table-cell>
          <table:table-cell table:style-name="ce14" office:value-type="float" office:value="1.8576" calcext:value-type="float">
            <text:p>1,8576</text:p>
          </table:table-cell>
          <table:table-cell table:style-name="ce14" office:value-type="float" office:value="924" calcext:value-type="float">
            <text:p>924</text:p>
          </table:table-cell>
          <table:table-cell table:style-name="ce14" office:value-type="float" office:value="4.78678" calcext:value-type="float">
            <text:p>4,78678</text:p>
          </table:table-cell>
          <table:table-cell table:style-name="ce20" office:value-type="float" office:value="0.0363505" calcext:value-type="float">
            <text:p>0,0363505</text:p>
          </table:table-cell>
          <table:table-cell table:style-name="ce14" office:value-type="float" office:value="45.2296" calcext:value-type="float">
            <text:p>45,2296</text:p>
          </table:table-cell>
          <table:table-cell table:style-name="ce14" office:value-type="float" office:value="3569" calcext:value-type="float">
            <text:p>3569</text:p>
          </table:table-cell>
          <table:table-cell table:style-name="ce14" office:value-type="float" office:value="93.1069" calcext:value-type="float">
            <text:p>93,1069</text:p>
          </table:table-cell>
          <table:table-cell table:style-name="ce20" office:value-type="float" office:value="0.119609" calcext:value-type="float">
            <text:p>0,119609</text:p>
          </table:table-cell>
          <table:table-cell table:style-name="ce14" office:value-type="float" office:value="2.6509" calcext:value-type="float">
            <text:p>2,6509</text:p>
          </table:table-cell>
          <table:table-cell table:style-name="ce14" office:value-type="float" office:value="941" calcext:value-type="float">
            <text:p>941</text:p>
          </table:table-cell>
          <table:table-cell table:style-name="ce14" office:value-type="float" office:value="6.03774" calcext:value-type="float">
            <text:p>6,03774</text:p>
          </table:table-cell>
          <table:table-cell table:style-name="ce20" office:value-type="float" office:value="0.0337706" calcext:value-type="float">
            <text:p>0,0337706</text:p>
          </table:table-cell>
          <table:table-cell table:style-name="ce14" office:value-type="float" office:value="13.096" calcext:value-type="float">
            <text:p>13,096</text:p>
          </table:table-cell>
          <table:table-cell table:style-name="ce14" office:value-type="float" office:value="2258" calcext:value-type="float">
            <text:p>2258</text:p>
          </table:table-cell>
          <table:table-cell table:style-name="ce14" office:value-type="float" office:value="54.376" calcext:value-type="float">
            <text:p>54,376</text:p>
          </table:table-cell>
          <table:table-cell table:style-name="ce14" office:value-type="float" office:value="0.0576675" calcext:value-type="float">
            <text:p>0,057667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2</text:p>
          </table:table-cell>
          <table:table-cell table:style-name="ce14" office:value-type="float" office:value="1.89557" calcext:value-type="float">
            <text:p>1,89557</text:p>
          </table:table-cell>
          <table:table-cell table:style-name="ce14" office:value-type="float" office:value="455" calcext:value-type="float">
            <text:p>455</text:p>
          </table:table-cell>
          <table:table-cell table:style-name="ce14" office:value-type="float" office:value="4.78166" calcext:value-type="float">
            <text:p>4,78166</text:p>
          </table:table-cell>
          <table:table-cell table:style-name="ce20" office:value-type="float" office:value="0.0167516" calcext:value-type="float">
            <text:p>0,0167516</text:p>
          </table:table-cell>
          <table:table-cell table:style-name="ce14" office:value-type="float" office:value="45.5193" calcext:value-type="float">
            <text:p>45,5193</text:p>
          </table:table-cell>
          <table:table-cell table:style-name="ce14" office:value-type="float" office:value="1788" calcext:value-type="float">
            <text:p>1788</text:p>
          </table:table-cell>
          <table:table-cell table:style-name="ce14" office:value-type="float" office:value="93.4906" calcext:value-type="float">
            <text:p>93,4906</text:p>
          </table:table-cell>
          <table:table-cell table:style-name="ce20" office:value-type="float" office:value="0.0818136" calcext:value-type="float">
            <text:p>0,0818136</text:p>
          </table:table-cell>
          <table:table-cell table:style-name="ce14" office:value-type="float" office:value="2.78221" calcext:value-type="float">
            <text:p>2,78221</text:p>
          </table:table-cell>
          <table:table-cell table:style-name="ce14" office:value-type="float" office:value="463" calcext:value-type="float">
            <text:p>463</text:p>
          </table:table-cell>
          <table:table-cell table:style-name="ce14" office:value-type="float" office:value="6.11656" calcext:value-type="float">
            <text:p>6,11656</text:p>
          </table:table-cell>
          <table:table-cell table:style-name="ce20" office:value-type="float" office:value="0.0169688" calcext:value-type="float">
            <text:p>0,0169688</text:p>
          </table:table-cell>
          <table:table-cell table:style-name="ce14" office:value-type="float" office:value="13.1031" calcext:value-type="float">
            <text:p>13,1031</text:p>
          </table:table-cell>
          <table:table-cell table:style-name="ce14" office:value-type="float" office:value="1092" calcext:value-type="float">
            <text:p>1092</text:p>
          </table:table-cell>
          <table:table-cell table:style-name="ce14" office:value-type="float" office:value="53.039" calcext:value-type="float">
            <text:p>53,039</text:p>
          </table:table-cell>
          <table:table-cell table:style-name="ce14" office:value-type="float" office:value="0.0335372" calcext:value-type="float">
            <text:p>0,0335372</text:p>
          </table:table-cell>
          <table:table-cell table:number-columns-repeated="3"/>
          <table:table-cell table:style-name="ce30" office:value-type="string" calcext:value-type="string">
            <text:p>Ejecución 2</text:p>
          </table:table-cell>
          <table:table-cell table:style-name="ce14" office:value-type="float" office:value="1.91321" calcext:value-type="float">
            <text:p>1,91321</text:p>
          </table:table-cell>
          <table:table-cell table:style-name="ce14" office:value-type="float" office:value="927" calcext:value-type="float">
            <text:p>927</text:p>
          </table:table-cell>
          <table:table-cell table:style-name="ce14" office:value-type="float" office:value="4.8519" calcext:value-type="float">
            <text:p>4,8519</text:p>
          </table:table-cell>
          <table:table-cell table:style-name="ce20" office:value-type="float" office:value="0.0205467" calcext:value-type="float">
            <text:p>0,0205467</text:p>
          </table:table-cell>
          <table:table-cell table:style-name="ce14" office:value-type="float" office:value="45.3649" calcext:value-type="float">
            <text:p>45,3649</text:p>
          </table:table-cell>
          <table:table-cell table:style-name="ce14" office:value-type="float" office:value="3566" calcext:value-type="float">
            <text:p>3566</text:p>
          </table:table-cell>
          <table:table-cell table:style-name="ce14" office:value-type="float" office:value="93.202" calcext:value-type="float">
            <text:p>93,202</text:p>
          </table:table-cell>
          <table:table-cell table:style-name="ce20" office:value-type="float" office:value="0.106" calcext:value-type="float">
            <text:p>0,106</text:p>
          </table:table-cell>
          <table:table-cell table:style-name="ce14" office:value-type="float" office:value="2.71182" calcext:value-type="float">
            <text:p>2,71182</text:p>
          </table:table-cell>
          <table:table-cell table:style-name="ce14" office:value-type="float" office:value="943" calcext:value-type="float">
            <text:p>943</text:p>
          </table:table-cell>
          <table:table-cell table:style-name="ce14" office:value-type="float" office:value="6.10586" calcext:value-type="float">
            <text:p>6,10586</text:p>
          </table:table-cell>
          <table:table-cell table:style-name="ce20" office:value-type="float" office:value="0.0204898" calcext:value-type="float">
            <text:p>0,0204898</text:p>
          </table:table-cell>
          <table:table-cell table:style-name="ce14" office:value-type="float" office:value="13.1205" calcext:value-type="float">
            <text:p>13,1205</text:p>
          </table:table-cell>
          <table:table-cell table:style-name="ce14" office:value-type="float" office:value="2227" calcext:value-type="float">
            <text:p>2227</text:p>
          </table:table-cell>
          <table:table-cell table:style-name="ce14" office:value-type="float" office:value="53.8337" calcext:value-type="float">
            <text:p>53,8337</text:p>
          </table:table-cell>
          <table:table-cell table:style-name="ce14" office:value-type="float" office:value="0.0438135" calcext:value-type="float">
            <text:p>0,043813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3</text:p>
          </table:table-cell>
          <table:table-cell table:style-name="ce15" office:value-type="float" office:value="1.85757" calcext:value-type="float">
            <text:p>1,85757</text:p>
          </table:table-cell>
          <table:table-cell table:style-name="ce15" office:value-type="float" office:value="439" calcext:value-type="float">
            <text:p>439</text:p>
          </table:table-cell>
          <table:table-cell table:style-name="ce15" office:value-type="float" office:value="4.64217" calcext:value-type="float">
            <text:p>4,64217</text:p>
          </table:table-cell>
          <table:table-cell table:style-name="ce21" office:value-type="float" office:value="0.0162359" calcext:value-type="float">
            <text:p>0,0162359</text:p>
          </table:table-cell>
          <table:table-cell table:style-name="ce15" office:value-type="float" office:value="45.9416" calcext:value-type="float">
            <text:p>45,9416</text:p>
          </table:table-cell>
          <table:table-cell table:style-name="ce15" office:value-type="float" office:value="1768" calcext:value-type="float">
            <text:p>1768</text:p>
          </table:table-cell>
          <table:table-cell table:style-name="ce15" office:value-type="float" office:value="93.3763" calcext:value-type="float">
            <text:p>93,3763</text:p>
          </table:table-cell>
          <table:table-cell table:style-name="ce21" office:value-type="float" office:value="0.0825002" calcext:value-type="float">
            <text:p>0,0825002</text:p>
          </table:table-cell>
          <table:table-cell table:style-name="ce15" office:value-type="float" office:value="2.75873" calcext:value-type="float">
            <text:p>2,75873</text:p>
          </table:table-cell>
          <table:table-cell table:style-name="ce15" office:value-type="float" office:value="455" calcext:value-type="float">
            <text:p>455</text:p>
          </table:table-cell>
          <table:table-cell table:style-name="ce15" office:value-type="float" office:value="6.03546" calcext:value-type="float">
            <text:p>6,03546</text:p>
          </table:table-cell>
          <table:table-cell table:style-name="ce21" office:value-type="float" office:value="0.0177099" calcext:value-type="float">
            <text:p>0,0177099</text:p>
          </table:table-cell>
          <table:table-cell table:style-name="ce15" office:value-type="float" office:value="13.1647" calcext:value-type="float">
            <text:p>13,1647</text:p>
          </table:table-cell>
          <table:table-cell table:style-name="ce15" office:value-type="float" office:value="1108" calcext:value-type="float">
            <text:p>1108</text:p>
          </table:table-cell>
          <table:table-cell table:style-name="ce15" office:value-type="float" office:value="53.6857" calcext:value-type="float">
            <text:p>53,6857</text:p>
          </table:table-cell>
          <table:table-cell table:style-name="ce15" office:value-type="float" office:value="0.0328127" calcext:value-type="float">
            <text:p>0,0328127</text:p>
          </table:table-cell>
          <table:table-cell table:number-columns-repeated="3"/>
          <table:table-cell table:style-name="ce30" office:value-type="string" calcext:value-type="string">
            <text:p>Ejecución 3</text:p>
          </table:table-cell>
          <table:table-cell table:style-name="ce15" office:value-type="float" office:value="1.89859" calcext:value-type="float">
            <text:p>1,89859</text:p>
          </table:table-cell>
          <table:table-cell table:style-name="ce15" office:value-type="float" office:value="921" calcext:value-type="float">
            <text:p>921</text:p>
          </table:table-cell>
          <table:table-cell table:style-name="ce15" office:value-type="float" office:value="4.81826" calcext:value-type="float">
            <text:p>4,81826</text:p>
          </table:table-cell>
          <table:table-cell table:style-name="ce21" office:value-type="float" office:value="0.0198909" calcext:value-type="float">
            <text:p>0,0198909</text:p>
          </table:table-cell>
          <table:table-cell table:style-name="ce15" office:value-type="float" office:value="45.3112" calcext:value-type="float">
            <text:p>45,3112</text:p>
          </table:table-cell>
          <table:table-cell table:style-name="ce15" office:value-type="float" office:value="3538" calcext:value-type="float">
            <text:p>3538</text:p>
          </table:table-cell>
          <table:table-cell table:style-name="ce15" office:value-type="float" office:value="92.7727" calcext:value-type="float">
            <text:p>92,7727</text:p>
          </table:table-cell>
          <table:table-cell table:style-name="ce21" office:value-type="float" office:value="0.108262" calcext:value-type="float">
            <text:p>0,108262</text:p>
          </table:table-cell>
          <table:table-cell table:style-name="ce15" office:value-type="float" office:value="2.71871" calcext:value-type="float">
            <text:p>2,71871</text:p>
          </table:table-cell>
          <table:table-cell table:style-name="ce15" office:value-type="float" office:value="921" calcext:value-type="float">
            <text:p>921</text:p>
          </table:table-cell>
          <table:table-cell table:style-name="ce15" office:value-type="float" office:value="6.03357" calcext:value-type="float">
            <text:p>6,03357</text:p>
          </table:table-cell>
          <table:table-cell table:style-name="ce21" office:value-type="float" office:value="0.0200919" calcext:value-type="float">
            <text:p>0,0200919</text:p>
          </table:table-cell>
          <table:table-cell table:style-name="ce15" office:value-type="float" office:value="13.0594" calcext:value-type="float">
            <text:p>13,0594</text:p>
          </table:table-cell>
          <table:table-cell table:style-name="ce15" office:value-type="float" office:value="2275" calcext:value-type="float">
            <text:p>2275</text:p>
          </table:table-cell>
          <table:table-cell table:style-name="ce15" office:value-type="float" office:value="54.6502" calcext:value-type="float">
            <text:p>54,6502</text:p>
          </table:table-cell>
          <table:table-cell table:style-name="ce15" office:value-type="float" office:value="0.0455359" calcext:value-type="float">
            <text:p>0,045535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4</text:p>
          </table:table-cell>
          <table:table-cell table:style-name="ce15" office:value-type="float" office:value="1.89857" calcext:value-type="float">
            <text:p>1,89857</text:p>
          </table:table-cell>
          <table:table-cell table:style-name="ce15" office:value-type="float" office:value="460" calcext:value-type="float">
            <text:p>460</text:p>
          </table:table-cell>
          <table:table-cell table:style-name="ce15" office:value-type="float" office:value="4.81637" calcext:value-type="float">
            <text:p>4,81637</text:p>
          </table:table-cell>
          <table:table-cell table:style-name="ce21" office:value-type="float" office:value="0.0164741" calcext:value-type="float">
            <text:p>0,0164741</text:p>
          </table:table-cell>
          <table:table-cell table:style-name="ce15" office:value-type="float" office:value="45.4164" calcext:value-type="float">
            <text:p>45,4164</text:p>
          </table:table-cell>
          <table:table-cell table:style-name="ce15" office:value-type="float" office:value="1772" calcext:value-type="float">
            <text:p>1772</text:p>
          </table:table-cell>
          <table:table-cell table:style-name="ce15" office:value-type="float" office:value="92.9583" calcext:value-type="float">
            <text:p>92,9583</text:p>
          </table:table-cell>
          <table:table-cell table:style-name="ce21" office:value-type="float" office:value="0.0848669" calcext:value-type="float">
            <text:p>0,0848669</text:p>
          </table:table-cell>
          <table:table-cell table:style-name="ce15" office:value-type="float" office:value="2.72749" calcext:value-type="float">
            <text:p>2,72749</text:p>
          </table:table-cell>
          <table:table-cell table:style-name="ce15" office:value-type="float" office:value="457" calcext:value-type="float">
            <text:p>457</text:p>
          </table:table-cell>
          <table:table-cell table:style-name="ce15" office:value-type="float" office:value="6.01863" calcext:value-type="float">
            <text:p>6,01863</text:p>
          </table:table-cell>
          <table:table-cell table:style-name="ce21" office:value-type="float" office:value="0.0164043" calcext:value-type="float">
            <text:p>0,0164043</text:p>
          </table:table-cell>
          <table:table-cell table:style-name="ce15" office:value-type="float" office:value="13.0794" calcext:value-type="float">
            <text:p>13,0794</text:p>
          </table:table-cell>
          <table:table-cell table:style-name="ce15" office:value-type="float" office:value="1111" calcext:value-type="float">
            <text:p>1111</text:p>
          </table:table-cell>
          <table:table-cell table:style-name="ce15" office:value-type="float" office:value="53.7101" calcext:value-type="float">
            <text:p>53,7101</text:p>
          </table:table-cell>
          <table:table-cell table:style-name="ce15" office:value-type="float" office:value="0.0332458" calcext:value-type="float">
            <text:p>0,0332458</text:p>
          </table:table-cell>
          <table:table-cell table:number-columns-repeated="3"/>
          <table:table-cell table:style-name="ce30" office:value-type="string" calcext:value-type="string">
            <text:p>Ejecución 4</text:p>
          </table:table-cell>
          <table:table-cell table:style-name="ce15" office:value-type="float" office:value="1.84709" calcext:value-type="float">
            <text:p>1,84709</text:p>
          </table:table-cell>
          <table:table-cell table:style-name="ce15" office:value-type="float" office:value="954" calcext:value-type="float">
            <text:p>954</text:p>
          </table:table-cell>
          <table:table-cell table:style-name="ce15" office:value-type="float" office:value="4.87137" calcext:value-type="float">
            <text:p>4,87137</text:p>
          </table:table-cell>
          <table:table-cell table:style-name="ce21" office:value-type="float" office:value="0.0205495" calcext:value-type="float">
            <text:p>0,0205495</text:p>
          </table:table-cell>
          <table:table-cell table:style-name="ce15" office:value-type="float" office:value="45.0072" calcext:value-type="float">
            <text:p>45,0072</text:p>
          </table:table-cell>
          <table:table-cell table:style-name="ce15" office:value-type="float" office:value="3588" calcext:value-type="float">
            <text:p>3588</text:p>
          </table:table-cell>
          <table:table-cell table:style-name="ce15" office:value-type="float" office:value="93.1394" calcext:value-type="float">
            <text:p>93,1394</text:p>
          </table:table-cell>
          <table:table-cell table:style-name="ce21" office:value-type="float" office:value="0.106351" calcext:value-type="float">
            <text:p>0,106351</text:p>
          </table:table-cell>
          <table:table-cell table:style-name="ce15" office:value-type="float" office:value="2.70201" calcext:value-type="float">
            <text:p>2,70201</text:p>
          </table:table-cell>
          <table:table-cell table:style-name="ce15" office:value-type="float" office:value="948" calcext:value-type="float">
            <text:p>948</text:p>
          </table:table-cell>
          <table:table-cell table:style-name="ce15" office:value-type="float" office:value="6.11406" calcext:value-type="float">
            <text:p>6,11406</text:p>
          </table:table-cell>
          <table:table-cell table:style-name="ce21" office:value-type="float" office:value="0.0193751" calcext:value-type="float">
            <text:p>0,0193751</text:p>
          </table:table-cell>
          <table:table-cell table:style-name="ce15" office:value-type="float" office:value="12.9919" calcext:value-type="float">
            <text:p>12,9919</text:p>
          </table:table-cell>
          <table:table-cell table:style-name="ce15" office:value-type="float" office:value="2260" calcext:value-type="float">
            <text:p>2260</text:p>
          </table:table-cell>
          <table:table-cell table:style-name="ce15" office:value-type="float" office:value="54.3084" calcext:value-type="float">
            <text:p>54,3084</text:p>
          </table:table-cell>
          <table:table-cell table:style-name="ce15" office:value-type="float" office:value="0.0422045" calcext:value-type="float">
            <text:p>0,042204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5</text:p>
          </table:table-cell>
          <table:table-cell table:style-name="ce15" office:value-type="float" office:value="1.93431" calcext:value-type="float">
            <text:p>1,93431</text:p>
          </table:table-cell>
          <table:table-cell table:style-name="ce15" office:value-type="float" office:value="455" calcext:value-type="float">
            <text:p>455</text:p>
          </table:table-cell>
          <table:table-cell table:style-name="ce15" office:value-type="float" office:value="4.8204" calcext:value-type="float">
            <text:p>4,8204</text:p>
          </table:table-cell>
          <table:table-cell table:style-name="ce21" office:value-type="float" office:value="0.0164844" calcext:value-type="float">
            <text:p>0,0164844</text:p>
          </table:table-cell>
          <table:table-cell table:style-name="ce15" office:value-type="float" office:value="45.7675" calcext:value-type="float">
            <text:p>45,7675</text:p>
          </table:table-cell>
          <table:table-cell table:style-name="ce15" office:value-type="float" office:value="1772" calcext:value-type="float">
            <text:p>1772</text:p>
          </table:table-cell>
          <table:table-cell table:style-name="ce15" office:value-type="float" office:value="93.3094" calcext:value-type="float">
            <text:p>93,3094</text:p>
          </table:table-cell>
          <table:table-cell table:style-name="ce21" office:value-type="float" office:value="0.0814331" calcext:value-type="float">
            <text:p>0,0814331</text:p>
          </table:table-cell>
          <table:table-cell table:style-name="ce15" office:value-type="float" office:value="2.77549" calcext:value-type="float">
            <text:p>2,77549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5.98741" calcext:value-type="float">
            <text:p>5,98741</text:p>
          </table:table-cell>
          <table:table-cell table:style-name="ce21" office:value-type="float" office:value="0.0160429" calcext:value-type="float">
            <text:p>0,0160429</text:p>
          </table:table-cell>
          <table:table-cell table:style-name="ce15" office:value-type="float" office:value="13.0139" calcext:value-type="float">
            <text:p>13,0139</text:p>
          </table:table-cell>
          <table:table-cell table:style-name="ce15" office:value-type="float" office:value="1116" calcext:value-type="float">
            <text:p>1116</text:p>
          </table:table-cell>
          <table:table-cell table:style-name="ce15" office:value-type="float" office:value="53.8275" calcext:value-type="float">
            <text:p>53,8275</text:p>
          </table:table-cell>
          <table:table-cell table:style-name="ce15" office:value-type="float" office:value="0.0332456" calcext:value-type="float">
            <text:p>0,0332456</text:p>
          </table:table-cell>
          <table:table-cell table:number-columns-repeated="3"/>
          <table:table-cell table:style-name="ce30" office:value-type="string" calcext:value-type="string">
            <text:p>Ejecución 5</text:p>
          </table:table-cell>
          <table:table-cell table:style-name="ce15" office:value-type="float" office:value="1.8718" calcext:value-type="float">
            <text:p>1,8718</text:p>
          </table:table-cell>
          <table:table-cell table:style-name="ce15" office:value-type="float" office:value="930" calcext:value-type="float">
            <text:p>930</text:p>
          </table:table-cell>
          <table:table-cell table:style-name="ce15" office:value-type="float" office:value="4.82" calcext:value-type="float">
            <text:p>4,82</text:p>
          </table:table-cell>
          <table:table-cell table:style-name="ce21" office:value-type="float" office:value="0.0200628" calcext:value-type="float">
            <text:p>0,0200628</text:p>
          </table:table-cell>
          <table:table-cell table:style-name="ce15" office:value-type="float" office:value="45.8524" calcext:value-type="float">
            <text:p>45,8524</text:p>
          </table:table-cell>
          <table:table-cell table:style-name="ce15" office:value-type="float" office:value="3542" calcext:value-type="float">
            <text:p>3542</text:p>
          </table:table-cell>
          <table:table-cell table:style-name="ce15" office:value-type="float" office:value="93.3676" calcext:value-type="float">
            <text:p>93,3676</text:p>
          </table:table-cell>
          <table:table-cell table:style-name="ce21" office:value-type="float" office:value="0.10503" calcext:value-type="float">
            <text:p>0,10503</text:p>
          </table:table-cell>
          <table:table-cell table:style-name="ce15" office:value-type="float" office:value="2.57695" calcext:value-type="float">
            <text:p>2,57695</text:p>
          </table:table-cell>
          <table:table-cell table:style-name="ce15" office:value-type="float" office:value="944" calcext:value-type="float">
            <text:p>944</text:p>
          </table:table-cell>
          <table:table-cell table:style-name="ce15" office:value-type="float" office:value="5.97459" calcext:value-type="float">
            <text:p>5,97459</text:p>
          </table:table-cell>
          <table:table-cell table:style-name="ce21" office:value-type="float" office:value="0.0197072" calcext:value-type="float">
            <text:p>0,0197072</text:p>
          </table:table-cell>
          <table:table-cell table:style-name="ce15" office:value-type="float" office:value="13.0696" calcext:value-type="float">
            <text:p>13,0696</text:p>
          </table:table-cell>
          <table:table-cell table:style-name="ce15" office:value-type="float" office:value="2244" calcext:value-type="float">
            <text:p>2244</text:p>
          </table:table-cell>
          <table:table-cell table:style-name="ce15" office:value-type="float" office:value="54.0936" calcext:value-type="float">
            <text:p>54,0936</text:p>
          </table:table-cell>
          <table:table-cell table:style-name="ce15" office:value-type="float" office:value="0.0426294" calcext:value-type="float">
            <text:p>0,042629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6" office:value-type="string" calcext:value-type="string">
            <text:p>MEDIA</text:p>
          </table:table-cell>
          <table:table-cell table:style-name="ce16" table:formula="of:=AVERAGE([.D7:.D11])" office:value-type="float" office:value="1.888646" calcext:value-type="float">
            <text:p>1,888646</text:p>
          </table:table-cell>
          <table:table-cell table:style-name="ce16" table:formula="of:=AVERAGE([.E7:.E11])" office:value-type="float" office:value="453.2" calcext:value-type="float">
            <text:p>453,2</text:p>
          </table:table-cell>
          <table:table-cell table:style-name="ce16" table:formula="of:=AVERAGE([.F7:.F11])" office:value-type="float" office:value="4.763318" calcext:value-type="float">
            <text:p>4,763318</text:p>
          </table:table-cell>
          <table:table-cell table:style-name="ce16" table:formula="of:=AVERAGE([.G7:.G11])" office:value-type="float" office:value="0.01981264" calcext:value-type="float">
            <text:p>0,01981264</text:p>
          </table:table-cell>
          <table:table-cell table:style-name="ce16" table:formula="of:=AVERAGE([.H7:.H11])" office:value-type="float" office:value="45.55834" calcext:value-type="float">
            <text:p>45,55834</text:p>
          </table:table-cell>
          <table:table-cell table:style-name="ce16" table:formula="of:=AVERAGE([.I7:.I11])" office:value-type="float" office:value="1778.6" calcext:value-type="float">
            <text:p>1778,6</text:p>
          </table:table-cell>
          <table:table-cell table:style-name="ce16" table:formula="of:=AVERAGE([.J7:.J11])" office:value-type="float" office:value="93.27738" calcext:value-type="float">
            <text:p>93,27738</text:p>
          </table:table-cell>
          <table:table-cell table:style-name="ce16" table:formula="of:=AVERAGE([.K7:.K11])" office:value-type="float" office:value="0.08353794" calcext:value-type="float">
            <text:p>0,08353794</text:p>
          </table:table-cell>
          <table:table-cell table:style-name="ce16" table:formula="of:=AVERAGE([.L7:.L11])" office:value-type="float" office:value="2.754844" calcext:value-type="float">
            <text:p>2,754844</text:p>
          </table:table-cell>
          <table:table-cell table:style-name="ce16" table:formula="of:=AVERAGE([.M7:.M11])" office:value-type="float" office:value="457.6" calcext:value-type="float">
            <text:p>457,6</text:p>
          </table:table-cell>
          <table:table-cell table:style-name="ce16" table:formula="of:=AVERAGE([.N7:.N11])" office:value-type="float" office:value="6.050302" calcext:value-type="float">
            <text:p>6,050302</text:p>
          </table:table-cell>
          <table:table-cell table:style-name="ce16" table:formula="of:=AVERAGE([.O7:.O11])" office:value-type="float" office:value="0.01987848" calcext:value-type="float">
            <text:p>0,01987848</text:p>
          </table:table-cell>
          <table:table-cell table:style-name="ce16" table:formula="of:=AVERAGE([.P7:.P11])" office:value-type="float" office:value="13.10032" calcext:value-type="float">
            <text:p>13,10032</text:p>
          </table:table-cell>
          <table:table-cell table:style-name="ce16" table:formula="of:=AVERAGE([.Q7:.Q11])" office:value-type="float" office:value="1109.8" calcext:value-type="float">
            <text:p>1109,8</text:p>
          </table:table-cell>
          <table:table-cell table:style-name="ce16" table:formula="of:=AVERAGE([.R7:.R11])" office:value-type="float" office:value="53.68716" calcext:value-type="float">
            <text:p>53,68716</text:p>
          </table:table-cell>
          <table:table-cell table:style-name="ce16" table:formula="of:=AVERAGE([.S7:.S11])" office:value-type="float" office:value="0.03493284" calcext:value-type="float">
            <text:p>0,03493284</text:p>
          </table:table-cell>
          <table:table-cell table:number-columns-repeated="3"/>
          <table:table-cell table:style-name="ce6" office:value-type="string" calcext:value-type="string">
            <text:p>MEDIA</text:p>
          </table:table-cell>
          <table:table-cell table:style-name="ce16" table:formula="of:=AVERAGE([.X7:.X11])" office:value-type="float" office:value="1.877658" calcext:value-type="float">
            <text:p>1,877658</text:p>
          </table:table-cell>
          <table:table-cell table:style-name="ce16" table:formula="of:=AVERAGE([.Y7:.Y11])" office:value-type="float" office:value="931.2" calcext:value-type="float">
            <text:p>931,2</text:p>
          </table:table-cell>
          <table:table-cell table:style-name="ce16" table:formula="of:=AVERAGE([.Z7:.Z11])" office:value-type="float" office:value="4.829662" calcext:value-type="float">
            <text:p>4,829662</text:p>
          </table:table-cell>
          <table:table-cell table:style-name="ce16" table:formula="of:=AVERAGE([.AA7:.AA11])" office:value-type="float" office:value="0.02348008" calcext:value-type="float">
            <text:p>0,02348008</text:p>
          </table:table-cell>
          <table:table-cell table:style-name="ce16" table:formula="of:=AVERAGE([.AB7:.AB11])" office:value-type="float" office:value="45.35306" calcext:value-type="float">
            <text:p>45,35306</text:p>
          </table:table-cell>
          <table:table-cell table:style-name="ce16" table:formula="of:=AVERAGE([.AC7:.AC11])" office:value-type="float" office:value="3560.6" calcext:value-type="float">
            <text:p>3560,6</text:p>
          </table:table-cell>
          <table:table-cell table:style-name="ce16" table:formula="of:=AVERAGE([.AD7:.AD11])" office:value-type="float" office:value="93.11772" calcext:value-type="float">
            <text:p>93,11772</text:p>
          </table:table-cell>
          <table:table-cell table:style-name="ce16" table:formula="of:=AVERAGE([.AE7:.AE11])" office:value-type="float" office:value="0.1090504" calcext:value-type="float">
            <text:p>0,1090504</text:p>
          </table:table-cell>
          <table:table-cell table:style-name="ce16" table:formula="of:=AVERAGE([.AF7:.AF11])" office:value-type="float" office:value="2.672078" calcext:value-type="float">
            <text:p>2,672078</text:p>
          </table:table-cell>
          <table:table-cell table:style-name="ce16" table:formula="of:=AVERAGE([.AG7:.AG11])" office:value-type="float" office:value="939.4" calcext:value-type="float">
            <text:p>939,4</text:p>
          </table:table-cell>
          <table:table-cell table:style-name="ce16" table:formula="of:=AVERAGE([.AH7:.AH11])" office:value-type="float" office:value="6.053164" calcext:value-type="float">
            <text:p>6,053164</text:p>
          </table:table-cell>
          <table:table-cell table:style-name="ce16" table:formula="of:=AVERAGE([.AI7:.AI11])" office:value-type="float" office:value="0.02268692" calcext:value-type="float">
            <text:p>0,02268692</text:p>
          </table:table-cell>
          <table:table-cell table:style-name="ce16" table:formula="of:=AVERAGE([.AJ7:.AJ11])" office:value-type="float" office:value="13.06748" calcext:value-type="float">
            <text:p>13,06748</text:p>
          </table:table-cell>
          <table:table-cell table:style-name="ce16" table:formula="of:=AVERAGE([.AK7:.AK11])" office:value-type="float" office:value="2252.8" calcext:value-type="float">
            <text:p>2252,8</text:p>
          </table:table-cell>
          <table:table-cell table:style-name="ce16" table:formula="of:=AVERAGE([.AL7:.AL11])" office:value-type="float" office:value="54.25238" calcext:value-type="float">
            <text:p>54,25238</text:p>
          </table:table-cell>
          <table:table-cell table:style-name="ce16" table:formula="of:=AVERAGE([.AM7:.AM11])" office:value-type="float" office:value="0.04637016" calcext:value-type="float">
            <text:p>0,04637016</text:p>
          </table:table-cell>
          <table:table-cell table:number-columns-repeated="98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16" table:number-rows-spanned="1">
            <text:p>NBA DRAFT (BL A TODOS) – 10%</text:p>
          </table:table-cell>
          <table:covered-table-cell table:number-columns-repeated="15"/>
          <table:table-cell table:number-columns-repeated="4"/>
          <table:table-cell table:style-name="ce30" office:value-type="string" calcext:value-type="string" table:number-columns-spanned="16" table:number-rows-spanned="1">
            <text:p>NBA DRAFT (BL A TODOS) – 20%</text:p>
          </table:table-cell>
          <table:covered-table-cell table:number-columns-repeated="15"/>
          <table:table-cell table:number-columns-repeated="985"/>
        </table:table-row>
        <table:table-row table:style-name="ro1">
          <table:table-cell table:number-columns-repeated="2"/>
          <table:table-cell table:style-name="ce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3"/>
          <table:table-cell table:style-name="ce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985"/>
        </table:table-row>
        <table:table-row table:style-name="ro1">
          <table:table-cell table:number-columns-repeated="2"/>
          <table:table-cell table:style-name="ce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3"/>
          <table:table-cell table:style-name="ce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1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10.1506" calcext:value-type="float">
            <text:p>10,1506</text:p>
          </table:table-cell>
          <table:table-cell table:style-name="ce14" office:value-type="float" office:value="21.8297" calcext:value-type="float">
            <text:p>21,829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23.5754" calcext:value-type="float">
            <text:p>23,5754</text:p>
          </table:table-cell>
          <table:table-cell table:style-name="ce20" office:value-type="float" office:value="344.429" calcext:value-type="float">
            <text:p>344,429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9.57492" calcext:value-type="float">
            <text:p>9,57492</text:p>
          </table:table-cell>
          <table:table-cell table:style-name="ce14" office:value-type="float" office:value="13.835" calcext:value-type="float">
            <text:p>13,8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.0544" calcext:value-type="float">
            <text:p>14,0544</text:p>
          </table:table-cell>
          <table:table-cell table:style-name="ce14" office:value-type="float" office:value="35.1438" calcext:value-type="float">
            <text:p>35,1438</text:p>
          </table:table-cell>
          <table:table-cell table:number-columns-repeated="3"/>
          <table:table-cell table:style-name="ce30" office:value-type="string" calcext:value-type="string">
            <text:p>Ejecución 1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12.179" calcext:value-type="float">
            <text:p>12,179</text:p>
          </table:table-cell>
          <table:table-cell table:style-name="ce14" office:value-type="float" office:value="21.777" calcext:value-type="float">
            <text:p>21,777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office:value-type="float" office:value="23.5761" calcext:value-type="float">
            <text:p>23,5761</text:p>
          </table:table-cell>
          <table:table-cell table:style-name="ce20" office:value-type="float" office:value="453.585" calcext:value-type="float">
            <text:p>453,585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11.5421" calcext:value-type="float">
            <text:p>11,5421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45.4121" calcext:value-type="float">
            <text:p>45,41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2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10.1081" calcext:value-type="float">
            <text:p>10,1081</text:p>
          </table:table-cell>
          <table:table-cell table:style-name="ce14" office:value-type="float" office:value="19.5927" calcext:value-type="float">
            <text:p>19,5927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22.705" calcext:value-type="float">
            <text:p>22,705</text:p>
          </table:table-cell>
          <table:table-cell table:style-name="ce20" office:value-type="float" office:value="346.094" calcext:value-type="float">
            <text:p>346,094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9.50992" calcext:value-type="float">
            <text:p>9,50992</text:p>
          </table:table-cell>
          <table:table-cell table:style-name="ce14" office:value-type="float" office:value="13.835" calcext:value-type="float">
            <text:p>13,8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.0544" calcext:value-type="float">
            <text:p>14,0544</text:p>
          </table:table-cell>
          <table:table-cell table:style-name="ce14" office:value-type="float" office:value="34.33" calcext:value-type="float">
            <text:p>34,33</text:p>
          </table:table-cell>
          <table:table-cell table:number-columns-repeated="3"/>
          <table:table-cell table:style-name="ce30" office:value-type="string" calcext:value-type="string">
            <text:p>Ejecución 2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11.8345" calcext:value-type="float">
            <text:p>11,8345</text:p>
          </table:table-cell>
          <table:table-cell table:style-name="ce14" office:value-type="float" office:value="21.614" calcext:value-type="float">
            <text:p>21,614</text:p>
          </table:table-cell>
          <table:table-cell table:style-name="ce14" office:value-type="float" office:value="151" calcext:value-type="float">
            <text:p>151</text:p>
          </table:table-cell>
          <table:table-cell table:style-name="ce14" office:value-type="float" office:value="23.6397" calcext:value-type="float">
            <text:p>23,6397</text:p>
          </table:table-cell>
          <table:table-cell table:style-name="ce20" office:value-type="float" office:value="448.213" calcext:value-type="float">
            <text:p>448,213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11.5554" calcext:value-type="float">
            <text:p>11,5554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46.0655" calcext:value-type="float">
            <text:p>46,065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3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10.3806" calcext:value-type="float">
            <text:p>10,3806</text:p>
          </table:table-cell>
          <table:table-cell table:style-name="ce15" office:value-type="float" office:value="21.6041" calcext:value-type="float">
            <text:p>21,6041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23.3749" calcext:value-type="float">
            <text:p>23,3749</text:p>
          </table:table-cell>
          <table:table-cell table:style-name="ce21" office:value-type="float" office:value="347.593" calcext:value-type="float">
            <text:p>347,593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9.16949" calcext:value-type="float">
            <text:p>9,16949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34.4617" calcext:value-type="float">
            <text:p>34,4617</text:p>
          </table:table-cell>
          <table:table-cell table:number-columns-repeated="3"/>
          <table:table-cell table:style-name="ce30" office:value-type="string" calcext:value-type="string">
            <text:p>Ejecución 3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11.8892" calcext:value-type="float">
            <text:p>11,8892</text:p>
          </table:table-cell>
          <table:table-cell table:style-name="ce15" office:value-type="float" office:value="21.5697" calcext:value-type="float">
            <text:p>21,5697</text:p>
          </table:table-cell>
          <table:table-cell table:style-name="ce15" office:value-type="float" office:value="167" calcext:value-type="float">
            <text:p>167</text:p>
          </table:table-cell>
          <table:table-cell table:style-name="ce15" office:value-type="float" office:value="23.8103" calcext:value-type="float">
            <text:p>23,8103</text:p>
          </table:table-cell>
          <table:table-cell table:style-name="ce21" office:value-type="float" office:value="432.76" calcext:value-type="float">
            <text:p>432,76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11.8611" calcext:value-type="float">
            <text:p>11,8611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44.9248" calcext:value-type="float">
            <text:p>44,9248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4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10.2651" calcext:value-type="float">
            <text:p>10,2651</text:p>
          </table:table-cell>
          <table:table-cell table:style-name="ce15" office:value-type="float" office:value="21.3968" calcext:value-type="float">
            <text:p>21,3968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23.4632" calcext:value-type="float">
            <text:p>23,4632</text:p>
          </table:table-cell>
          <table:table-cell table:style-name="ce21" office:value-type="float" office:value="403.925" calcext:value-type="float">
            <text:p>403,925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8.5332" calcext:value-type="float">
            <text:p>8,5332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36.4546" calcext:value-type="float">
            <text:p>36,4546</text:p>
          </table:table-cell>
          <table:table-cell table:number-columns-repeated="3"/>
          <table:table-cell table:style-name="ce30" office:value-type="string" calcext:value-type="string">
            <text:p>Ejecución 4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12.0082" calcext:value-type="float">
            <text:p>12,0082</text:p>
          </table:table-cell>
          <table:table-cell table:style-name="ce15" office:value-type="float" office:value="21.9041" calcext:value-type="float">
            <text:p>21,9041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23.6488" calcext:value-type="float">
            <text:p>23,6488</text:p>
          </table:table-cell>
          <table:table-cell table:style-name="ce21" office:value-type="float" office:value="452.105" calcext:value-type="float">
            <text:p>452,105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11.5386" calcext:value-type="float">
            <text:p>11,5386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46.0502" calcext:value-type="float">
            <text:p>46,050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5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10.1462" calcext:value-type="float">
            <text:p>10,1462</text:p>
          </table:table-cell>
          <table:table-cell table:style-name="ce15" office:value-type="float" office:value="19.0393" calcext:value-type="float">
            <text:p>19,0393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office:value-type="float" office:value="23.2517" calcext:value-type="float">
            <text:p>23,2517</text:p>
          </table:table-cell>
          <table:table-cell table:style-name="ce21" office:value-type="float" office:value="349.201" calcext:value-type="float">
            <text:p>349,201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8.34498" calcext:value-type="float">
            <text:p>8,34498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34.7783" calcext:value-type="float">
            <text:p>34,7783</text:p>
          </table:table-cell>
          <table:table-cell table:number-columns-repeated="3"/>
          <table:table-cell table:style-name="ce30" office:value-type="string" calcext:value-type="string">
            <text:p>Ejecución 5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11.9859" calcext:value-type="float">
            <text:p>11,9859</text:p>
          </table:table-cell>
          <table:table-cell table:style-name="ce15" office:value-type="float" office:value="21.8291" calcext:value-type="float">
            <text:p>21,8291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23.4536" calcext:value-type="float">
            <text:p>23,4536</text:p>
          </table:table-cell>
          <table:table-cell table:style-name="ce21" office:value-type="float" office:value="431.679" calcext:value-type="float">
            <text:p>431,679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11.3676" calcext:value-type="float">
            <text:p>11,3676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44.6063" calcext:value-type="float">
            <text:p>44,606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6" office:value-type="string" calcext:value-type="string">
            <text:p>MEDIA</text:p>
          </table:table-cell>
          <table:table-cell table:style-name="ce16" table:formula="of:=AVERAGE([.D19:.D23])" office:value-type="float" office:value="0.669305" calcext:value-type="float">
            <text:p>0,669305</text:p>
          </table:table-cell>
          <table:table-cell table:style-name="ce16" table:formula="of:=AVERAGE([.E19:.E23])" office:value-type="float" office:value="0" calcext:value-type="float">
            <text:p>0</text:p>
          </table:table-cell>
          <table:table-cell table:style-name="ce16" table:formula="of:=AVERAGE([.F19:.F23])" office:value-type="float" office:value="0.669305" calcext:value-type="float">
            <text:p>0,669305</text:p>
          </table:table-cell>
          <table:table-cell table:style-name="ce16" table:formula="of:=AVERAGE([.G19:.G23])" office:value-type="float" office:value="10.21012" calcext:value-type="float">
            <text:p>10,21012</text:p>
          </table:table-cell>
          <table:table-cell table:style-name="ce16" table:formula="of:=AVERAGE([.H19:.H23])" office:value-type="float" office:value="20.69252" calcext:value-type="float">
            <text:p>20,69252</text:p>
          </table:table-cell>
          <table:table-cell table:style-name="ce16" table:formula="of:=AVERAGE([.I19:.I23])" office:value-type="float" office:value="96.2" calcext:value-type="float">
            <text:p>96,2</text:p>
          </table:table-cell>
          <table:table-cell table:style-name="ce16" table:formula="of:=AVERAGE([.J19:.J23])" office:value-type="float" office:value="23.27404" calcext:value-type="float">
            <text:p>23,27404</text:p>
          </table:table-cell>
          <table:table-cell table:style-name="ce16" table:formula="of:=AVERAGE([.K19:.K23])" office:value-type="float" office:value="358.2484" calcext:value-type="float">
            <text:p>358,2484</text:p>
          </table:table-cell>
          <table:table-cell table:style-name="ce16" table:formula="of:=AVERAGE([.L19:.L23])" office:value-type="float" office:value="0.715599" calcext:value-type="float">
            <text:p>0,715599</text:p>
          </table:table-cell>
          <table:table-cell table:style-name="ce16" table:formula="of:=AVERAGE([.M19:.M23])" office:value-type="float" office:value="0" calcext:value-type="float">
            <text:p>0</text:p>
          </table:table-cell>
          <table:table-cell table:style-name="ce16" table:formula="of:=AVERAGE([.N19:.N23])" office:value-type="float" office:value="0.715599" calcext:value-type="float">
            <text:p>0,715599</text:p>
          </table:table-cell>
          <table:table-cell table:style-name="ce16" table:formula="of:=AVERAGE([.O19:.O23])" office:value-type="float" office:value="9.026502" calcext:value-type="float">
            <text:p>9,026502</text:p>
          </table:table-cell>
          <table:table-cell table:style-name="ce16" table:formula="of:=AVERAGE([.P19:.P23])" office:value-type="float" office:value="13.835" calcext:value-type="float">
            <text:p>13,835</text:p>
          </table:table-cell>
          <table:table-cell table:style-name="ce16" table:formula="of:=AVERAGE([.Q19:.Q23])" office:value-type="float" office:value="6" calcext:value-type="float">
            <text:p>6</text:p>
          </table:table-cell>
          <table:table-cell table:style-name="ce16" table:formula="of:=AVERAGE([.R19:.R23])" office:value-type="float" office:value="14.0544" calcext:value-type="float">
            <text:p>14,0544</text:p>
          </table:table-cell>
          <table:table-cell table:style-name="ce16" table:formula="of:=AVERAGE([.S19:.S23])" office:value-type="float" office:value="35.03368" calcext:value-type="float">
            <text:p>35,03368</text:p>
          </table:table-cell>
          <table:table-cell table:number-columns-repeated="3"/>
          <table:table-cell table:style-name="ce6" office:value-type="string" calcext:value-type="string">
            <text:p>MEDIA</text:p>
          </table:table-cell>
          <table:table-cell table:style-name="ce16" table:formula="of:=AVERAGE([.X19:.X23])" office:value-type="float" office:value="0.669305" calcext:value-type="float">
            <text:p>0,669305</text:p>
          </table:table-cell>
          <table:table-cell table:style-name="ce16" table:formula="of:=AVERAGE([.Y19:.Y23])" office:value-type="float" office:value="0" calcext:value-type="float">
            <text:p>0</text:p>
          </table:table-cell>
          <table:table-cell table:style-name="ce16" table:formula="of:=AVERAGE([.Z19:.Z23])" office:value-type="float" office:value="0.669305" calcext:value-type="float">
            <text:p>0,669305</text:p>
          </table:table-cell>
          <table:table-cell table:style-name="ce16" table:formula="of:=AVERAGE([.AA19:.AA23])" office:value-type="float" office:value="11.97936" calcext:value-type="float">
            <text:p>11,97936</text:p>
          </table:table-cell>
          <table:table-cell table:style-name="ce16" table:formula="of:=AVERAGE([.AB19:.AB23])" office:value-type="float" office:value="21.73878" calcext:value-type="float">
            <text:p>21,73878</text:p>
          </table:table-cell>
          <table:table-cell table:style-name="ce16" table:formula="of:=AVERAGE([.AC19:.AC23])" office:value-type="float" office:value="140.6" calcext:value-type="float">
            <text:p>140,6</text:p>
          </table:table-cell>
          <table:table-cell table:style-name="ce16" table:formula="of:=AVERAGE([.AD19:.AD23])" office:value-type="float" office:value="23.6257" calcext:value-type="float">
            <text:p>23,6257</text:p>
          </table:table-cell>
          <table:table-cell table:style-name="ce16" table:formula="of:=AVERAGE([.AE19:.AE23])" office:value-type="float" office:value="443.6684" calcext:value-type="float">
            <text:p>443,6684</text:p>
          </table:table-cell>
          <table:table-cell table:style-name="ce16" table:formula="of:=AVERAGE([.AF19:.AF23])" office:value-type="float" office:value="0.715599" calcext:value-type="float">
            <text:p>0,715599</text:p>
          </table:table-cell>
          <table:table-cell table:style-name="ce16" table:formula="of:=AVERAGE([.AG19:.AG23])" office:value-type="float" office:value="0" calcext:value-type="float">
            <text:p>0</text:p>
          </table:table-cell>
          <table:table-cell table:style-name="ce16" table:formula="of:=AVERAGE([.AH19:.AH23])" office:value-type="float" office:value="0.715599" calcext:value-type="float">
            <text:p>0,715599</text:p>
          </table:table-cell>
          <table:table-cell table:style-name="ce16" table:formula="of:=AVERAGE([.AI19:.AI23])" office:value-type="float" office:value="11.57296" calcext:value-type="float">
            <text:p>11,57296</text:p>
          </table:table-cell>
          <table:table-cell table:style-name="ce16" table:formula="of:=AVERAGE([.AJ19:.AJ23])" office:value-type="float" office:value="14.2871" calcext:value-type="float">
            <text:p>14,2871</text:p>
          </table:table-cell>
          <table:table-cell table:style-name="ce16" table:formula="of:=AVERAGE([.AK19:.AK23])" office:value-type="float" office:value="0" calcext:value-type="float">
            <text:p>0</text:p>
          </table:table-cell>
          <table:table-cell table:style-name="ce16" table:formula="of:=AVERAGE([.AL19:.AL23])" office:value-type="float" office:value="14.2871" calcext:value-type="float">
            <text:p>14,2871</text:p>
          </table:table-cell>
          <table:table-cell table:style-name="ce16" table:formula="of:=AVERAGE([.AM19:.AM23])" office:value-type="float" office:value="45.41178" calcext:value-type="float">
            <text:p>45,41178</text:p>
          </table:table-cell>
          <table:table-cell table:number-columns-repeated="98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16" table:number-rows-spanned="1">
            <text:p>NBA DRAFT (BL A N/3 PEORES) – 10%</text:p>
          </table:table-cell>
          <table:covered-table-cell table:number-columns-repeated="15"/>
          <table:table-cell table:number-columns-repeated="4"/>
          <table:table-cell table:style-name="ce30" office:value-type="string" calcext:value-type="string" table:number-columns-spanned="16" table:number-rows-spanned="1">
            <text:p>NBA DRAFT (BL A N/3 PEORES) – 20%</text:p>
          </table:table-cell>
          <table:covered-table-cell table:number-columns-repeated="15"/>
          <table:table-cell table:number-columns-repeated="985"/>
        </table:table-row>
        <table:table-row table:style-name="ro1">
          <table:table-cell table:number-columns-repeated="2"/>
          <table:table-cell table:style-name="ce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3"/>
          <table:table-cell table:style-name="ce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985"/>
        </table:table-row>
        <table:table-row table:style-name="ro1">
          <table:table-cell table:number-columns-repeated="2"/>
          <table:table-cell table:style-name="ce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3"/>
          <table:table-cell table:style-name="ce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1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4.00549" calcext:value-type="float">
            <text:p>4,00549</text:p>
          </table:table-cell>
          <table:table-cell table:style-name="ce14" office:value-type="float" office:value="22.7859" calcext:value-type="float">
            <text:p>22,7859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25.605" calcext:value-type="float">
            <text:p>25,605</text:p>
          </table:table-cell>
          <table:table-cell table:style-name="ce20" office:value-type="float" office:value="117.726" calcext:value-type="float">
            <text:p>117,726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3.81358" calcext:value-type="float">
            <text:p>3,81358</text:p>
          </table:table-cell>
          <table:table-cell table:style-name="ce14" office:value-type="float" office:value="13.835" calcext:value-type="float">
            <text:p>13,8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.0544" calcext:value-type="float">
            <text:p>14,0544</text:p>
          </table:table-cell>
          <table:table-cell table:style-name="ce14" office:value-type="float" office:value="13.8056" calcext:value-type="float">
            <text:p>13,8056</text:p>
          </table:table-cell>
          <table:table-cell table:number-columns-repeated="3"/>
          <table:table-cell table:style-name="ce30" office:value-type="string" calcext:value-type="string">
            <text:p>Ejecución 1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4.65464" calcext:value-type="float">
            <text:p>4,65464</text:p>
          </table:table-cell>
          <table:table-cell table:style-name="ce14" office:value-type="float" office:value="22.6449" calcext:value-type="float">
            <text:p>22,6449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25.0882" calcext:value-type="float">
            <text:p>25,0882</text:p>
          </table:table-cell>
          <table:table-cell table:style-name="ce20" office:value-type="float" office:value="153.236" calcext:value-type="float">
            <text:p>153,236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4.44698" calcext:value-type="float">
            <text:p>4,44698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17.8385" calcext:value-type="float">
            <text:p>17,838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2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3.94822" calcext:value-type="float">
            <text:p>3,94822</text:p>
          </table:table-cell>
          <table:table-cell table:style-name="ce14" office:value-type="float" office:value="23.4683" calcext:value-type="float">
            <text:p>23,4683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25.4559" calcext:value-type="float">
            <text:p>25,4559</text:p>
          </table:table-cell>
          <table:table-cell table:style-name="ce20" office:value-type="float" office:value="118.304" calcext:value-type="float">
            <text:p>118,304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3.87406" calcext:value-type="float">
            <text:p>3,87406</text:p>
          </table:table-cell>
          <table:table-cell table:style-name="ce14" office:value-type="float" office:value="13.835" calcext:value-type="float">
            <text:p>13,8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.0544" calcext:value-type="float">
            <text:p>14,0544</text:p>
          </table:table-cell>
          <table:table-cell table:style-name="ce14" office:value-type="float" office:value="13.8224" calcext:value-type="float">
            <text:p>13,8224</text:p>
          </table:table-cell>
          <table:table-cell table:number-columns-repeated="3"/>
          <table:table-cell table:style-name="ce30" office:value-type="string" calcext:value-type="string">
            <text:p>Ejecución 2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4.77194" calcext:value-type="float">
            <text:p>4,77194</text:p>
          </table:table-cell>
          <table:table-cell table:style-name="ce14" office:value-type="float" office:value="22.2392" calcext:value-type="float">
            <text:p>22,2392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23.8778" calcext:value-type="float">
            <text:p>23,8778</text:p>
          </table:table-cell>
          <table:table-cell table:style-name="ce20" office:value-type="float" office:value="154.033" calcext:value-type="float">
            <text:p>154,033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4.4454" calcext:value-type="float">
            <text:p>4,4454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17.2228" calcext:value-type="float">
            <text:p>17,2228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3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4.13936" calcext:value-type="float">
            <text:p>4,13936</text:p>
          </table:table-cell>
          <table:table-cell table:style-name="ce15" office:value-type="float" office:value="22.3513" calcext:value-type="float">
            <text:p>22,351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5.036" calcext:value-type="float">
            <text:p>25,036</text:p>
          </table:table-cell>
          <table:table-cell table:style-name="ce21" office:value-type="float" office:value="117.992" calcext:value-type="float">
            <text:p>117,992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3.73585" calcext:value-type="float">
            <text:p>3,73585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14.8838" calcext:value-type="float">
            <text:p>14,8838</text:p>
          </table:table-cell>
          <table:table-cell table:number-columns-repeated="3"/>
          <table:table-cell table:style-name="ce30" office:value-type="string" calcext:value-type="string">
            <text:p>Ejecución 3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4.73409" calcext:value-type="float">
            <text:p>4,73409</text:p>
          </table:table-cell>
          <table:table-cell table:style-name="ce15" office:value-type="float" office:value="22.2798" calcext:value-type="float">
            <text:p>22,2798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office:value-type="float" office:value="24.4953" calcext:value-type="float">
            <text:p>24,4953</text:p>
          </table:table-cell>
          <table:table-cell table:style-name="ce21" office:value-type="float" office:value="152.215" calcext:value-type="float">
            <text:p>152,215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4.35767" calcext:value-type="float">
            <text:p>4,35767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17.0091" calcext:value-type="float">
            <text:p>17,009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4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4.07527" calcext:value-type="float">
            <text:p>4,07527</text:p>
          </table:table-cell>
          <table:table-cell table:style-name="ce15" office:value-type="float" office:value="22.1232" calcext:value-type="float">
            <text:p>22,1232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25.1838" calcext:value-type="float">
            <text:p>25,1838</text:p>
          </table:table-cell>
          <table:table-cell table:style-name="ce21" office:value-type="float" office:value="118.388" calcext:value-type="float">
            <text:p>118,388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3.84024" calcext:value-type="float">
            <text:p>3,84024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14.8872" calcext:value-type="float">
            <text:p>14,8872</text:p>
          </table:table-cell>
          <table:table-cell table:number-columns-repeated="3"/>
          <table:table-cell table:style-name="ce30" office:value-type="string" calcext:value-type="string">
            <text:p>Ejecución 4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4.88353" calcext:value-type="float">
            <text:p>4,88353</text:p>
          </table:table-cell>
          <table:table-cell table:style-name="ce15" office:value-type="float" office:value="22.2751" calcext:value-type="float">
            <text:p>22,2751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office:value-type="float" office:value="24.5312" calcext:value-type="float">
            <text:p>24,5312</text:p>
          </table:table-cell>
          <table:table-cell table:style-name="ce21" office:value-type="float" office:value="153.652" calcext:value-type="float">
            <text:p>153,652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4.46631" calcext:value-type="float">
            <text:p>4,46631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17.5761" calcext:value-type="float">
            <text:p>17,576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5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4.06395" calcext:value-type="float">
            <text:p>4,06395</text:p>
          </table:table-cell>
          <table:table-cell table:style-name="ce15" office:value-type="float" office:value="21.5241" calcext:value-type="float">
            <text:p>21,5241</text:p>
          </table:table-cell>
          <table:table-cell table:style-name="ce15" office:value-type="float" office:value="146" calcext:value-type="float">
            <text:p>146</text:p>
          </table:table-cell>
          <table:table-cell table:style-name="ce15" office:value-type="float" office:value="25.4431" calcext:value-type="float">
            <text:p>25,4431</text:p>
          </table:table-cell>
          <table:table-cell table:style-name="ce21" office:value-type="float" office:value="118.205" calcext:value-type="float">
            <text:p>118,205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3.94275" calcext:value-type="float">
            <text:p>3,94275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13.6662" calcext:value-type="float">
            <text:p>13,6662</text:p>
          </table:table-cell>
          <table:table-cell table:number-columns-repeated="3"/>
          <table:table-cell table:style-name="ce30" office:value-type="string" calcext:value-type="string">
            <text:p>Ejecución 5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4.77685" calcext:value-type="float">
            <text:p>4,77685</text:p>
          </table:table-cell>
          <table:table-cell table:style-name="ce15" office:value-type="float" office:value="22.5879" calcext:value-type="float">
            <text:p>22,5879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24.3465" calcext:value-type="float">
            <text:p>24,3465</text:p>
          </table:table-cell>
          <table:table-cell table:style-name="ce21" office:value-type="float" office:value="154.506" calcext:value-type="float">
            <text:p>154,506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4.45777" calcext:value-type="float">
            <text:p>4,45777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17.5385" calcext:value-type="float">
            <text:p>17,538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6" office:value-type="string" calcext:value-type="string">
            <text:p>MEDIA</text:p>
          </table:table-cell>
          <table:table-cell table:style-name="ce16" table:formula="of:=AVERAGE([.D31:.D35])" office:value-type="float" office:value="0.669305" calcext:value-type="float">
            <text:p>0,669305</text:p>
          </table:table-cell>
          <table:table-cell table:style-name="ce16" table:formula="of:=AVERAGE([.E31:.E35])" office:value-type="float" office:value="0" calcext:value-type="float">
            <text:p>0</text:p>
          </table:table-cell>
          <table:table-cell table:style-name="ce16" table:formula="of:=AVERAGE([.F31:.F35])" office:value-type="float" office:value="0.669305" calcext:value-type="float">
            <text:p>0,669305</text:p>
          </table:table-cell>
          <table:table-cell table:style-name="ce16" table:formula="of:=AVERAGE([.G31:.G35])" office:value-type="float" office:value="4.046458" calcext:value-type="float">
            <text:p>4,046458</text:p>
          </table:table-cell>
          <table:table-cell table:style-name="ce16" table:formula="of:=AVERAGE([.H31:.H35])" office:value-type="float" office:value="22.45056" calcext:value-type="float">
            <text:p>22,45056</text:p>
          </table:table-cell>
          <table:table-cell table:style-name="ce16" table:formula="of:=AVERAGE([.I31:.I35])" office:value-type="float" office:value="107.8" calcext:value-type="float">
            <text:p>107,8</text:p>
          </table:table-cell>
          <table:table-cell table:style-name="ce16" table:formula="of:=AVERAGE([.J31:.J35])" office:value-type="float" office:value="25.34476" calcext:value-type="float">
            <text:p>25,34476</text:p>
          </table:table-cell>
          <table:table-cell table:style-name="ce16" table:formula="of:=AVERAGE([.K31:.K35])" office:value-type="float" office:value="118.123" calcext:value-type="float">
            <text:p>118,123</text:p>
          </table:table-cell>
          <table:table-cell table:style-name="ce16" table:formula="of:=AVERAGE([.L31:.L35])" office:value-type="float" office:value="0.715599" calcext:value-type="float">
            <text:p>0,715599</text:p>
          </table:table-cell>
          <table:table-cell table:style-name="ce16" table:formula="of:=AVERAGE([.M31:.M35])" office:value-type="float" office:value="0" calcext:value-type="float">
            <text:p>0</text:p>
          </table:table-cell>
          <table:table-cell table:style-name="ce16" table:formula="of:=AVERAGE([.N31:.N35])" office:value-type="float" office:value="0.715599" calcext:value-type="float">
            <text:p>0,715599</text:p>
          </table:table-cell>
          <table:table-cell table:style-name="ce16" table:formula="of:=AVERAGE([.O31:.O35])" office:value-type="float" office:value="3.841296" calcext:value-type="float">
            <text:p>3,841296</text:p>
          </table:table-cell>
          <table:table-cell table:style-name="ce16" table:formula="of:=AVERAGE([.P31:.P35])" office:value-type="float" office:value="13.835" calcext:value-type="float">
            <text:p>13,835</text:p>
          </table:table-cell>
          <table:table-cell table:style-name="ce16" table:formula="of:=AVERAGE([.Q31:.Q35])" office:value-type="float" office:value="6" calcext:value-type="float">
            <text:p>6</text:p>
          </table:table-cell>
          <table:table-cell table:style-name="ce16" table:formula="of:=AVERAGE([.R31:.R35])" office:value-type="float" office:value="14.0544" calcext:value-type="float">
            <text:p>14,0544</text:p>
          </table:table-cell>
          <table:table-cell table:style-name="ce16" table:formula="of:=AVERAGE([.S31:.S35])" office:value-type="float" office:value="14.21304" calcext:value-type="float">
            <text:p>14,21304</text:p>
          </table:table-cell>
          <table:table-cell table:number-columns-repeated="3"/>
          <table:table-cell table:style-name="ce6" office:value-type="string" calcext:value-type="string">
            <text:p>MEDIA</text:p>
          </table:table-cell>
          <table:table-cell table:style-name="ce16" table:formula="of:=AVERAGE([.X31:.X35])" office:value-type="float" office:value="0.669305" calcext:value-type="float">
            <text:p>0,669305</text:p>
          </table:table-cell>
          <table:table-cell table:style-name="ce16" table:formula="of:=AVERAGE([.Y31:.Y35])" office:value-type="float" office:value="0" calcext:value-type="float">
            <text:p>0</text:p>
          </table:table-cell>
          <table:table-cell table:style-name="ce16" table:formula="of:=AVERAGE([.Z31:.Z35])" office:value-type="float" office:value="0.669305" calcext:value-type="float">
            <text:p>0,669305</text:p>
          </table:table-cell>
          <table:table-cell table:style-name="ce16" table:formula="of:=AVERAGE([.AA31:.AA35])" office:value-type="float" office:value="4.76421" calcext:value-type="float">
            <text:p>4,76421</text:p>
          </table:table-cell>
          <table:table-cell table:style-name="ce16" table:formula="of:=AVERAGE([.AB31:.AB35])" office:value-type="float" office:value="22.40538" calcext:value-type="float">
            <text:p>22,40538</text:p>
          </table:table-cell>
          <table:table-cell table:style-name="ce16" table:formula="of:=AVERAGE([.AC31:.AC35])" office:value-type="float" office:value="153.6" calcext:value-type="float">
            <text:p>153,6</text:p>
          </table:table-cell>
          <table:table-cell table:style-name="ce16" table:formula="of:=AVERAGE([.AD31:.AD35])" office:value-type="float" office:value="24.4678" calcext:value-type="float">
            <text:p>24,4678</text:p>
          </table:table-cell>
          <table:table-cell table:style-name="ce16" table:formula="of:=AVERAGE([.AE31:.AE35])" office:value-type="float" office:value="153.5284" calcext:value-type="float">
            <text:p>153,5284</text:p>
          </table:table-cell>
          <table:table-cell table:style-name="ce16" table:formula="of:=AVERAGE([.AF31:.AF35])" office:value-type="float" office:value="0.715599" calcext:value-type="float">
            <text:p>0,715599</text:p>
          </table:table-cell>
          <table:table-cell table:style-name="ce16" table:formula="of:=AVERAGE([.AG31:.AG35])" office:value-type="float" office:value="0" calcext:value-type="float">
            <text:p>0</text:p>
          </table:table-cell>
          <table:table-cell table:style-name="ce16" table:formula="of:=AVERAGE([.AH31:.AH35])" office:value-type="float" office:value="0.715599" calcext:value-type="float">
            <text:p>0,715599</text:p>
          </table:table-cell>
          <table:table-cell table:style-name="ce16" table:formula="of:=AVERAGE([.AI31:.AI35])" office:value-type="float" office:value="4.434826" calcext:value-type="float">
            <text:p>4,434826</text:p>
          </table:table-cell>
          <table:table-cell table:style-name="ce16" table:formula="of:=AVERAGE([.AJ31:.AJ35])" office:value-type="float" office:value="14.2871" calcext:value-type="float">
            <text:p>14,2871</text:p>
          </table:table-cell>
          <table:table-cell table:style-name="ce16" table:formula="of:=AVERAGE([.AK31:.AK35])" office:value-type="float" office:value="0" calcext:value-type="float">
            <text:p>0</text:p>
          </table:table-cell>
          <table:table-cell table:style-name="ce16" table:formula="of:=AVERAGE([.AL31:.AL35])" office:value-type="float" office:value="14.2871" calcext:value-type="float">
            <text:p>14,2871</text:p>
          </table:table-cell>
          <table:table-cell table:style-name="ce16" table:formula="of:=AVERAGE([.AM31:.AM35])" office:value-type="float" office:value="17.437" calcext:value-type="float">
            <text:p>17,437</text:p>
          </table:table-cell>
          <table:table-cell table:number-columns-repeated="98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16" table:number-rows-spanned="1">
            <text:p>NBA DRAFT (BL A N/3 MEJORES) – 10%</text:p>
          </table:table-cell>
          <table:covered-table-cell table:number-columns-repeated="15"/>
          <table:table-cell table:number-columns-repeated="4"/>
          <table:table-cell table:style-name="ce30" office:value-type="string" calcext:value-type="string" table:number-columns-spanned="16" table:number-rows-spanned="1">
            <text:p>NBA DRAFT (BL A N/3 MEJORES) – 20%</text:p>
          </table:table-cell>
          <table:covered-table-cell table:number-columns-repeated="15"/>
          <table:table-cell table:number-columns-repeated="985"/>
        </table:table-row>
        <table:table-row table:style-name="ro1">
          <table:table-cell table:number-columns-repeated="2"/>
          <table:table-cell table:style-name="ce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3"/>
          <table:table-cell table:style-name="ce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985"/>
        </table:table-row>
        <table:table-row table:style-name="ro1">
          <table:table-cell table:number-columns-repeated="2"/>
          <table:table-cell table:style-name="ce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3"/>
          <table:table-cell table:style-name="ce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1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3.159" calcext:value-type="float">
            <text:p>3,159</text:p>
          </table:table-cell>
          <table:table-cell table:style-name="ce14" office:value-type="float" office:value="21.4381" calcext:value-type="float">
            <text:p>21,438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3.3968" calcext:value-type="float">
            <text:p>23,3968</text:p>
          </table:table-cell>
          <table:table-cell table:style-name="ce20" office:value-type="float" office:value="116.887" calcext:value-type="float">
            <text:p>116,887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3.18926" calcext:value-type="float">
            <text:p>3,18926</text:p>
          </table:table-cell>
          <table:table-cell table:style-name="ce14" office:value-type="float" office:value="13.835" calcext:value-type="float">
            <text:p>13,8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.0544" calcext:value-type="float">
            <text:p>14,0544</text:p>
          </table:table-cell>
          <table:table-cell table:style-name="ce14" office:value-type="float" office:value="11.8617" calcext:value-type="float">
            <text:p>11,8617</text:p>
          </table:table-cell>
          <table:table-cell table:number-columns-repeated="3"/>
          <table:table-cell table:style-name="ce30" office:value-type="string" calcext:value-type="string">
            <text:p>Ejecución 1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3.80282" calcext:value-type="float">
            <text:p>3,80282</text:p>
          </table:table-cell>
          <table:table-cell table:style-name="ce14" office:value-type="float" office:value="21.9727" calcext:value-type="float">
            <text:p>21,9727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23.4618" calcext:value-type="float">
            <text:p>23,4618</text:p>
          </table:table-cell>
          <table:table-cell table:style-name="ce20" office:value-type="float" office:value="152.802" calcext:value-type="float">
            <text:p>152,802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3.7275" calcext:value-type="float">
            <text:p>3,7275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15.3633" calcext:value-type="float">
            <text:p>15,363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2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3.18182" calcext:value-type="float">
            <text:p>3,18182</text:p>
          </table:table-cell>
          <table:table-cell table:style-name="ce14" office:value-type="float" office:value="19.6418" calcext:value-type="float">
            <text:p>19,6418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office:value-type="float" office:value="23.2371" calcext:value-type="float">
            <text:p>23,2371</text:p>
          </table:table-cell>
          <table:table-cell table:style-name="ce20" office:value-type="float" office:value="114.32" calcext:value-type="float">
            <text:p>114,32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3.09264" calcext:value-type="float">
            <text:p>3,09264</text:p>
          </table:table-cell>
          <table:table-cell table:style-name="ce14" office:value-type="float" office:value="13.835" calcext:value-type="float">
            <text:p>13,8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.0544" calcext:value-type="float">
            <text:p>14,0544</text:p>
          </table:table-cell>
          <table:table-cell table:style-name="ce14" office:value-type="float" office:value="11.1512" calcext:value-type="float">
            <text:p>11,1512</text:p>
          </table:table-cell>
          <table:table-cell table:number-columns-repeated="3"/>
          <table:table-cell table:style-name="ce30" office:value-type="string" calcext:value-type="string">
            <text:p>Ejecución 2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4.55023" calcext:value-type="float">
            <text:p>4,55023</text:p>
          </table:table-cell>
          <table:table-cell table:style-name="ce14" office:value-type="float" office:value="22.1678" calcext:value-type="float">
            <text:p>22,1678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23.4833" calcext:value-type="float">
            <text:p>23,4833</text:p>
          </table:table-cell>
          <table:table-cell table:style-name="ce20" office:value-type="float" office:value="151.741" calcext:value-type="float">
            <text:p>151,741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3.60581" calcext:value-type="float">
            <text:p>3,60581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15.2045" calcext:value-type="float">
            <text:p>15,204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3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3.22096" calcext:value-type="float">
            <text:p>3,22096</text:p>
          </table:table-cell>
          <table:table-cell table:style-name="ce15" office:value-type="float" office:value="22.2118" calcext:value-type="float">
            <text:p>22,2118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23.9831" calcext:value-type="float">
            <text:p>23,9831</text:p>
          </table:table-cell>
          <table:table-cell table:style-name="ce21" office:value-type="float" office:value="114.768" calcext:value-type="float">
            <text:p>114,768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3.15997" calcext:value-type="float">
            <text:p>3,15997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11.1685" calcext:value-type="float">
            <text:p>11,1685</text:p>
          </table:table-cell>
          <table:table-cell table:number-columns-repeated="3"/>
          <table:table-cell table:style-name="ce30" office:value-type="string" calcext:value-type="string">
            <text:p>Ejecución 3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3.71549" calcext:value-type="float">
            <text:p>3,71549</text:p>
          </table:table-cell>
          <table:table-cell table:style-name="ce15" office:value-type="float" office:value="22.0149" calcext:value-type="float">
            <text:p>22,0149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23.9601" calcext:value-type="float">
            <text:p>23,9601</text:p>
          </table:table-cell>
          <table:table-cell table:style-name="ce21" office:value-type="float" office:value="154.114" calcext:value-type="float">
            <text:p>154,114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3.86515" calcext:value-type="float">
            <text:p>3,86515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14.4929" calcext:value-type="float">
            <text:p>14,492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4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3.34008" calcext:value-type="float">
            <text:p>3,34008</text:p>
          </table:table-cell>
          <table:table-cell table:style-name="ce15" office:value-type="float" office:value="21.4233" calcext:value-type="float">
            <text:p>21,4233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23.3819" calcext:value-type="float">
            <text:p>23,3819</text:p>
          </table:table-cell>
          <table:table-cell table:style-name="ce21" office:value-type="float" office:value="108.406" calcext:value-type="float">
            <text:p>108,406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3.2844" calcext:value-type="float">
            <text:p>3,2844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11.6114" calcext:value-type="float">
            <text:p>11,6114</text:p>
          </table:table-cell>
          <table:table-cell table:number-columns-repeated="3"/>
          <table:table-cell table:style-name="ce30" office:value-type="string" calcext:value-type="string">
            <text:p>Ejecución 4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4.00871" calcext:value-type="float">
            <text:p>4,00871</text:p>
          </table:table-cell>
          <table:table-cell table:style-name="ce15" office:value-type="float" office:value="21.7875" calcext:value-type="float">
            <text:p>21,7875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23.5999" calcext:value-type="float">
            <text:p>23,5999</text:p>
          </table:table-cell>
          <table:table-cell table:style-name="ce21" office:value-type="float" office:value="152.396" calcext:value-type="float">
            <text:p>152,396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3.84684" calcext:value-type="float">
            <text:p>3,84684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14.9506" calcext:value-type="float">
            <text:p>14,950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5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3.23308" calcext:value-type="float">
            <text:p>3,23308</text:p>
          </table:table-cell>
          <table:table-cell table:style-name="ce15" office:value-type="float" office:value="21.6386" calcext:value-type="float">
            <text:p>21,6386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23.3024" calcext:value-type="float">
            <text:p>23,3024</text:p>
          </table:table-cell>
          <table:table-cell table:style-name="ce21" office:value-type="float" office:value="114.189" calcext:value-type="float">
            <text:p>114,189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3.10652" calcext:value-type="float">
            <text:p>3,10652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12.1604" calcext:value-type="float">
            <text:p>12,1604</text:p>
          </table:table-cell>
          <table:table-cell table:number-columns-repeated="3"/>
          <table:table-cell table:style-name="ce30" office:value-type="string" calcext:value-type="string">
            <text:p>Ejecución 5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3.78" calcext:value-type="float">
            <text:p>3,78</text:p>
          </table:table-cell>
          <table:table-cell table:style-name="ce15" office:value-type="float" office:value="21.9644" calcext:value-type="float">
            <text:p>21,9644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23.5877" calcext:value-type="float">
            <text:p>23,5877</text:p>
          </table:table-cell>
          <table:table-cell table:style-name="ce21" office:value-type="float" office:value="154.075" calcext:value-type="float">
            <text:p>154,075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3.62389" calcext:value-type="float">
            <text:p>3,62389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14.0743" calcext:value-type="float">
            <text:p>14,074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6" office:value-type="string" calcext:value-type="string">
            <text:p>MEDIA</text:p>
          </table:table-cell>
          <table:table-cell table:style-name="ce16" table:formula="of:=AVERAGE([.D42:.D46])" office:value-type="float" office:value="0.669305" calcext:value-type="float">
            <text:p>0,669305</text:p>
          </table:table-cell>
          <table:table-cell table:style-name="ce16" table:formula="of:=AVERAGE([.E42:.E46])" office:value-type="float" office:value="0" calcext:value-type="float">
            <text:p>0</text:p>
          </table:table-cell>
          <table:table-cell table:style-name="ce16" table:formula="of:=AVERAGE([.F42:.F46])" office:value-type="float" office:value="0.669305" calcext:value-type="float">
            <text:p>0,669305</text:p>
          </table:table-cell>
          <table:table-cell table:style-name="ce16" table:formula="of:=AVERAGE([.G42:.G46])" office:value-type="float" office:value="3.226988" calcext:value-type="float">
            <text:p>3,226988</text:p>
          </table:table-cell>
          <table:table-cell table:style-name="ce16" table:formula="of:=AVERAGE([.H42:.H46])" office:value-type="float" office:value="21.27072" calcext:value-type="float">
            <text:p>21,27072</text:p>
          </table:table-cell>
          <table:table-cell table:style-name="ce16" table:formula="of:=AVERAGE([.I42:.I46])" office:value-type="float" office:value="81.6" calcext:value-type="float">
            <text:p>81,6</text:p>
          </table:table-cell>
          <table:table-cell table:style-name="ce16" table:formula="of:=AVERAGE([.J42:.J46])" office:value-type="float" office:value="23.46026" calcext:value-type="float">
            <text:p>23,46026</text:p>
          </table:table-cell>
          <table:table-cell table:style-name="ce16" table:formula="of:=AVERAGE([.K42:.K46])" office:value-type="float" office:value="113.714" calcext:value-type="float">
            <text:p>113,714</text:p>
          </table:table-cell>
          <table:table-cell table:style-name="ce16" table:formula="of:=AVERAGE([.L42:.L46])" office:value-type="float" office:value="0.715599" calcext:value-type="float">
            <text:p>0,715599</text:p>
          </table:table-cell>
          <table:table-cell table:style-name="ce16" table:formula="of:=AVERAGE([.M42:.M46])" office:value-type="float" office:value="0" calcext:value-type="float">
            <text:p>0</text:p>
          </table:table-cell>
          <table:table-cell table:style-name="ce16" table:formula="of:=AVERAGE([.N42:.N46])" office:value-type="float" office:value="0.715599" calcext:value-type="float">
            <text:p>0,715599</text:p>
          </table:table-cell>
          <table:table-cell table:style-name="ce16" table:formula="of:=AVERAGE([.O42:.O46])" office:value-type="float" office:value="3.166558" calcext:value-type="float">
            <text:p>3,166558</text:p>
          </table:table-cell>
          <table:table-cell table:style-name="ce16" table:formula="of:=AVERAGE([.P42:.P46])" office:value-type="float" office:value="13.835" calcext:value-type="float">
            <text:p>13,835</text:p>
          </table:table-cell>
          <table:table-cell table:style-name="ce16" table:formula="of:=AVERAGE([.Q42:.Q46])" office:value-type="float" office:value="6" calcext:value-type="float">
            <text:p>6</text:p>
          </table:table-cell>
          <table:table-cell table:style-name="ce16" table:formula="of:=AVERAGE([.R42:.R46])" office:value-type="float" office:value="14.0544" calcext:value-type="float">
            <text:p>14,0544</text:p>
          </table:table-cell>
          <table:table-cell table:style-name="ce16" table:formula="of:=AVERAGE([.S42:.S46])" office:value-type="float" office:value="11.59064" calcext:value-type="float">
            <text:p>11,59064</text:p>
          </table:table-cell>
          <table:table-cell table:number-columns-repeated="3"/>
          <table:table-cell table:style-name="ce6" office:value-type="string" calcext:value-type="string">
            <text:p>MEDIA</text:p>
          </table:table-cell>
          <table:table-cell table:style-name="ce16" table:formula="of:=AVERAGE([.X42:.X46])" office:value-type="float" office:value="0.669305" calcext:value-type="float">
            <text:p>0,669305</text:p>
          </table:table-cell>
          <table:table-cell table:style-name="ce16" table:formula="of:=AVERAGE([.Y42:.Y46])" office:value-type="float" office:value="0" calcext:value-type="float">
            <text:p>0</text:p>
          </table:table-cell>
          <table:table-cell table:style-name="ce16" table:formula="of:=AVERAGE([.Z42:.Z46])" office:value-type="float" office:value="0.669305" calcext:value-type="float">
            <text:p>0,669305</text:p>
          </table:table-cell>
          <table:table-cell table:style-name="ce16" table:formula="of:=AVERAGE([.AA42:.AA46])" office:value-type="float" office:value="3.97145" calcext:value-type="float">
            <text:p>3,97145</text:p>
          </table:table-cell>
          <table:table-cell table:style-name="ce16" table:formula="of:=AVERAGE([.AB42:.AB46])" office:value-type="float" office:value="21.98146" calcext:value-type="float">
            <text:p>21,98146</text:p>
          </table:table-cell>
          <table:table-cell table:style-name="ce16" table:formula="of:=AVERAGE([.AC42:.AC46])" office:value-type="float" office:value="122" calcext:value-type="float">
            <text:p>122</text:p>
          </table:table-cell>
          <table:table-cell table:style-name="ce16" table:formula="of:=AVERAGE([.AD42:.AD46])" office:value-type="float" office:value="23.61856" calcext:value-type="float">
            <text:p>23,61856</text:p>
          </table:table-cell>
          <table:table-cell table:style-name="ce16" table:formula="of:=AVERAGE([.AE42:.AE46])" office:value-type="float" office:value="153.0256" calcext:value-type="float">
            <text:p>153,0256</text:p>
          </table:table-cell>
          <table:table-cell table:style-name="ce16" table:formula="of:=AVERAGE([.AF42:.AF46])" office:value-type="float" office:value="0.715599" calcext:value-type="float">
            <text:p>0,715599</text:p>
          </table:table-cell>
          <table:table-cell table:style-name="ce16" table:formula="of:=AVERAGE([.AG42:.AG46])" office:value-type="float" office:value="0" calcext:value-type="float">
            <text:p>0</text:p>
          </table:table-cell>
          <table:table-cell table:style-name="ce16" table:formula="of:=AVERAGE([.AH42:.AH46])" office:value-type="float" office:value="0.715599" calcext:value-type="float">
            <text:p>0,715599</text:p>
          </table:table-cell>
          <table:table-cell table:style-name="ce16" table:formula="of:=AVERAGE([.AI42:.AI46])" office:value-type="float" office:value="3.733838" calcext:value-type="float">
            <text:p>3,733838</text:p>
          </table:table-cell>
          <table:table-cell table:style-name="ce16" table:formula="of:=AVERAGE([.AJ42:.AJ46])" office:value-type="float" office:value="14.2871" calcext:value-type="float">
            <text:p>14,2871</text:p>
          </table:table-cell>
          <table:table-cell table:style-name="ce16" table:formula="of:=AVERAGE([.AK42:.AK46])" office:value-type="float" office:value="0" calcext:value-type="float">
            <text:p>0</text:p>
          </table:table-cell>
          <table:table-cell table:style-name="ce16" table:formula="of:=AVERAGE([.AL42:.AL46])" office:value-type="float" office:value="14.2871" calcext:value-type="float">
            <text:p>14,2871</text:p>
          </table:table-cell>
          <table:table-cell table:style-name="ce16" table:formula="of:=AVERAGE([.AM42:.AM46])" office:value-type="float" office:value="14.81712" calcext:value-type="float">
            <text:p>14,81712</text:p>
          </table:table-cell>
          <table:table-cell table:number-columns-repeated="98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16" table:number-rows-spanned="1">
            <text:p>NBA DRAFT (BL A N/2 MEJORES) – 10%</text:p>
          </table:table-cell>
          <table:covered-table-cell table:number-columns-repeated="15"/>
          <table:table-cell table:number-columns-repeated="4"/>
          <table:table-cell table:style-name="ce30" office:value-type="string" calcext:value-type="string" table:number-columns-spanned="16" table:number-rows-spanned="1">
            <text:p>NBA DRAFT (BL A N/2 MEJORES) – 20%</text:p>
          </table:table-cell>
          <table:covered-table-cell table:number-columns-repeated="15"/>
          <table:table-cell table:number-columns-repeated="985"/>
        </table:table-row>
        <table:table-row table:style-name="ro1">
          <table:table-cell table:number-columns-repeated="2"/>
          <table:table-cell table:style-name="ce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3"/>
          <table:table-cell table:style-name="ce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985"/>
        </table:table-row>
        <table:table-row table:style-name="ro1">
          <table:table-cell table:number-columns-repeated="2"/>
          <table:table-cell table:style-name="ce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3"/>
          <table:table-cell table:style-name="ce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1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4.63669" calcext:value-type="float">
            <text:p>4,63669</text:p>
          </table:table-cell>
          <table:table-cell table:style-name="ce14" office:value-type="float" office:value="19.5335" calcext:value-type="float">
            <text:p>19,533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23.4507" calcext:value-type="float">
            <text:p>23,4507</text:p>
          </table:table-cell>
          <table:table-cell table:style-name="ce20" office:value-type="float" office:value="173.338" calcext:value-type="float">
            <text:p>173,338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4.78811" calcext:value-type="float">
            <text:p>4,78811</text:p>
          </table:table-cell>
          <table:table-cell table:style-name="ce14" office:value-type="float" office:value="13.835" calcext:value-type="float">
            <text:p>13,8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.0544" calcext:value-type="float">
            <text:p>14,0544</text:p>
          </table:table-cell>
          <table:table-cell table:style-name="ce14" office:value-type="float" office:value="17.1871" calcext:value-type="float">
            <text:p>17,1871</text:p>
          </table:table-cell>
          <table:table-cell table:number-columns-repeated="3"/>
          <table:table-cell table:style-name="ce30" office:value-type="string" calcext:value-type="string">
            <text:p>Ejecución 1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5.88936" calcext:value-type="float">
            <text:p>5,88936</text:p>
          </table:table-cell>
          <table:table-cell table:style-name="ce14" office:value-type="float" office:value="21.6673" calcext:value-type="float">
            <text:p>21,6673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23.4246" calcext:value-type="float">
            <text:p>23,4246</text:p>
          </table:table-cell>
          <table:table-cell table:style-name="ce20" office:value-type="float" office:value="221.124" calcext:value-type="float">
            <text:p>221,124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5.47989" calcext:value-type="float">
            <text:p>5,47989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22.048" calcext:value-type="float">
            <text:p>22,048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2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4.93479" calcext:value-type="float">
            <text:p>4,93479</text:p>
          </table:table-cell>
          <table:table-cell table:style-name="ce14" office:value-type="float" office:value="19.716" calcext:value-type="float">
            <text:p>19,716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22.8282" calcext:value-type="float">
            <text:p>22,8282</text:p>
          </table:table-cell>
          <table:table-cell table:style-name="ce20" office:value-type="float" office:value="174.378" calcext:value-type="float">
            <text:p>174,378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4.66835" calcext:value-type="float">
            <text:p>4,66835</text:p>
          </table:table-cell>
          <table:table-cell table:style-name="ce14" office:value-type="float" office:value="13.835" calcext:value-type="float">
            <text:p>13,83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.0544" calcext:value-type="float">
            <text:p>14,0544</text:p>
          </table:table-cell>
          <table:table-cell table:style-name="ce14" office:value-type="float" office:value="16.9554" calcext:value-type="float">
            <text:p>16,9554</text:p>
          </table:table-cell>
          <table:table-cell table:number-columns-repeated="3"/>
          <table:table-cell table:style-name="ce30" office:value-type="string" calcext:value-type="string">
            <text:p>Ejecución 2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69305" calcext:value-type="float">
            <text:p>0,669305</text:p>
          </table:table-cell>
          <table:table-cell table:style-name="ce20" office:value-type="float" office:value="5.55786" calcext:value-type="float">
            <text:p>5,55786</text:p>
          </table:table-cell>
          <table:table-cell table:style-name="ce14" office:value-type="float" office:value="21.9373" calcext:value-type="float">
            <text:p>21,9373</text:p>
          </table:table-cell>
          <table:table-cell table:style-name="ce14" office:value-type="float" office:value="116" calcext:value-type="float">
            <text:p>116</text:p>
          </table:table-cell>
          <table:table-cell table:style-name="ce14" office:value-type="float" office:value="23.4934" calcext:value-type="float">
            <text:p>23,4934</text:p>
          </table:table-cell>
          <table:table-cell table:style-name="ce20" office:value-type="float" office:value="209.9" calcext:value-type="float">
            <text:p>209,9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715599" calcext:value-type="float">
            <text:p>0,715599</text:p>
          </table:table-cell>
          <table:table-cell table:style-name="ce20" office:value-type="float" office:value="5.56637" calcext:value-type="float">
            <text:p>5,56637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4.2871" calcext:value-type="float">
            <text:p>14,2871</text:p>
          </table:table-cell>
          <table:table-cell table:style-name="ce14" office:value-type="float" office:value="23.2565" calcext:value-type="float">
            <text:p>23,256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3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4.88443" calcext:value-type="float">
            <text:p>4,88443</text:p>
          </table:table-cell>
          <table:table-cell table:style-name="ce15" office:value-type="float" office:value="21.2893" calcext:value-type="float">
            <text:p>21,2893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23.4625" calcext:value-type="float">
            <text:p>23,4625</text:p>
          </table:table-cell>
          <table:table-cell table:style-name="ce21" office:value-type="float" office:value="176.021" calcext:value-type="float">
            <text:p>176,021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4.73475" calcext:value-type="float">
            <text:p>4,73475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16.6428" calcext:value-type="float">
            <text:p>16,6428</text:p>
          </table:table-cell>
          <table:table-cell table:number-columns-repeated="3"/>
          <table:table-cell table:style-name="ce30" office:value-type="string" calcext:value-type="string">
            <text:p>Ejecución 3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5.74857" calcext:value-type="float">
            <text:p>5,74857</text:p>
          </table:table-cell>
          <table:table-cell table:style-name="ce15" office:value-type="float" office:value="21.8514" calcext:value-type="float">
            <text:p>21,8514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23.5819" calcext:value-type="float">
            <text:p>23,5819</text:p>
          </table:table-cell>
          <table:table-cell table:style-name="ce21" office:value-type="float" office:value="208.921" calcext:value-type="float">
            <text:p>208,921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5.66145" calcext:value-type="float">
            <text:p>5,66145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22.4239" calcext:value-type="float">
            <text:p>22,423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4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4.96775" calcext:value-type="float">
            <text:p>4,96775</text:p>
          </table:table-cell>
          <table:table-cell table:style-name="ce15" office:value-type="float" office:value="22.148" calcext:value-type="float">
            <text:p>22,14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3.4902" calcext:value-type="float">
            <text:p>23,4902</text:p>
          </table:table-cell>
          <table:table-cell table:style-name="ce21" office:value-type="float" office:value="175.305" calcext:value-type="float">
            <text:p>175,305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4.81885" calcext:value-type="float">
            <text:p>4,81885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18.0278" calcext:value-type="float">
            <text:p>18,0278</text:p>
          </table:table-cell>
          <table:table-cell table:number-columns-repeated="3"/>
          <table:table-cell table:style-name="ce30" office:value-type="string" calcext:value-type="string">
            <text:p>Ejecución 4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6.00967" calcext:value-type="float">
            <text:p>6,00967</text:p>
          </table:table-cell>
          <table:table-cell table:style-name="ce15" office:value-type="float" office:value="21.8194" calcext:value-type="float">
            <text:p>21,8194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23.4562" calcext:value-type="float">
            <text:p>23,4562</text:p>
          </table:table-cell>
          <table:table-cell table:style-name="ce21" office:value-type="float" office:value="208.539" calcext:value-type="float">
            <text:p>208,539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5.71736" calcext:value-type="float">
            <text:p>5,71736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22.3006" calcext:value-type="float">
            <text:p>22,300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5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4.88581" calcext:value-type="float">
            <text:p>4,88581</text:p>
          </table:table-cell>
          <table:table-cell table:style-name="ce15" office:value-type="float" office:value="19.6128" calcext:value-type="float">
            <text:p>19,6128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23.1279" calcext:value-type="float">
            <text:p>23,1279</text:p>
          </table:table-cell>
          <table:table-cell table:style-name="ce21" office:value-type="float" office:value="171.103" calcext:value-type="float">
            <text:p>171,103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4.78026" calcext:value-type="float">
            <text:p>4,78026</text:p>
          </table:table-cell>
          <table:table-cell table:style-name="ce15" office:value-type="float" office:value="13.835" calcext:value-type="float">
            <text:p>13,83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4.0544" calcext:value-type="float">
            <text:p>14,0544</text:p>
          </table:table-cell>
          <table:table-cell table:style-name="ce15" office:value-type="float" office:value="17.6446" calcext:value-type="float">
            <text:p>17,6446</text:p>
          </table:table-cell>
          <table:table-cell table:number-columns-repeated="3"/>
          <table:table-cell table:style-name="ce30" office:value-type="string" calcext:value-type="string">
            <text:p>Ejecución 5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9305" calcext:value-type="float">
            <text:p>0,669305</text:p>
          </table:table-cell>
          <table:table-cell table:style-name="ce21" office:value-type="float" office:value="5.94569" calcext:value-type="float">
            <text:p>5,94569</text:p>
          </table:table-cell>
          <table:table-cell table:style-name="ce15" office:value-type="float" office:value="21.7669" calcext:value-type="float">
            <text:p>21,7669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23.5779" calcext:value-type="float">
            <text:p>23,5779</text:p>
          </table:table-cell>
          <table:table-cell table:style-name="ce21" office:value-type="float" office:value="209.384" calcext:value-type="float">
            <text:p>209,384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15599" calcext:value-type="float">
            <text:p>0,715599</text:p>
          </table:table-cell>
          <table:table-cell table:style-name="ce21" office:value-type="float" office:value="5.5799" calcext:value-type="float">
            <text:p>5,5799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.2871" calcext:value-type="float">
            <text:p>14,2871</text:p>
          </table:table-cell>
          <table:table-cell table:style-name="ce15" office:value-type="float" office:value="21.4409" calcext:value-type="float">
            <text:p>21,440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6" office:value-type="string" calcext:value-type="string">
            <text:p>MEDIA</text:p>
          </table:table-cell>
          <table:table-cell table:style-name="ce16" table:formula="of:=AVERAGE([.D54:.D58])" office:value-type="float" office:value="0.669305" calcext:value-type="float">
            <text:p>0,669305</text:p>
          </table:table-cell>
          <table:table-cell table:style-name="ce16" table:formula="of:=AVERAGE([.E54:.E58])" office:value-type="float" office:value="0" calcext:value-type="float">
            <text:p>0</text:p>
          </table:table-cell>
          <table:table-cell table:style-name="ce16" table:formula="of:=AVERAGE([.F54:.F58])" office:value-type="float" office:value="0.669305" calcext:value-type="float">
            <text:p>0,669305</text:p>
          </table:table-cell>
          <table:table-cell table:style-name="ce16" table:formula="of:=AVERAGE([.G54:.G58])" office:value-type="float" office:value="4.861894" calcext:value-type="float">
            <text:p>4,861894</text:p>
          </table:table-cell>
          <table:table-cell table:style-name="ce16" table:formula="of:=AVERAGE([.H54:.H58])" office:value-type="float" office:value="20.45992" calcext:value-type="float">
            <text:p>20,45992</text:p>
          </table:table-cell>
          <table:table-cell table:style-name="ce16" table:formula="of:=AVERAGE([.I54:.I58])" office:value-type="float" office:value="104.8" calcext:value-type="float">
            <text:p>104,8</text:p>
          </table:table-cell>
          <table:table-cell table:style-name="ce16" table:formula="of:=AVERAGE([.J54:.J58])" office:value-type="float" office:value="23.2719" calcext:value-type="float">
            <text:p>23,2719</text:p>
          </table:table-cell>
          <table:table-cell table:style-name="ce16" table:formula="of:=AVERAGE([.K54:.K58])" office:value-type="float" office:value="174.029" calcext:value-type="float">
            <text:p>174,029</text:p>
          </table:table-cell>
          <table:table-cell table:style-name="ce16" table:formula="of:=AVERAGE([.L54:.L58])" office:value-type="float" office:value="0.715599" calcext:value-type="float">
            <text:p>0,715599</text:p>
          </table:table-cell>
          <table:table-cell table:style-name="ce16" table:formula="of:=AVERAGE([.M54:.M58])" office:value-type="float" office:value="0" calcext:value-type="float">
            <text:p>0</text:p>
          </table:table-cell>
          <table:table-cell table:style-name="ce16" table:formula="of:=AVERAGE([.N54:.N58])" office:value-type="float" office:value="0.715599" calcext:value-type="float">
            <text:p>0,715599</text:p>
          </table:table-cell>
          <table:table-cell table:style-name="ce16" table:formula="of:=AVERAGE([.O54:.O58])" office:value-type="float" office:value="4.758064" calcext:value-type="float">
            <text:p>4,758064</text:p>
          </table:table-cell>
          <table:table-cell table:style-name="ce16" table:formula="of:=AVERAGE([.P54:.P58])" office:value-type="float" office:value="13.835" calcext:value-type="float">
            <text:p>13,835</text:p>
          </table:table-cell>
          <table:table-cell table:style-name="ce16" table:formula="of:=AVERAGE([.Q54:.Q58])" office:value-type="float" office:value="6" calcext:value-type="float">
            <text:p>6</text:p>
          </table:table-cell>
          <table:table-cell table:style-name="ce16" table:formula="of:=AVERAGE([.R54:.R58])" office:value-type="float" office:value="14.0544" calcext:value-type="float">
            <text:p>14,0544</text:p>
          </table:table-cell>
          <table:table-cell table:style-name="ce16" table:formula="of:=AVERAGE([.S54:.S58])" office:value-type="float" office:value="17.29154" calcext:value-type="float">
            <text:p>17,29154</text:p>
          </table:table-cell>
          <table:table-cell table:number-columns-repeated="3"/>
          <table:table-cell table:style-name="ce6" office:value-type="string" calcext:value-type="string">
            <text:p>MEDIA</text:p>
          </table:table-cell>
          <table:table-cell table:style-name="ce16" table:formula="of:=AVERAGE([.X54:.X58])" office:value-type="float" office:value="0.669305" calcext:value-type="float">
            <text:p>0,669305</text:p>
          </table:table-cell>
          <table:table-cell table:style-name="ce16" table:formula="of:=AVERAGE([.Y54:.Y58])" office:value-type="float" office:value="0" calcext:value-type="float">
            <text:p>0</text:p>
          </table:table-cell>
          <table:table-cell table:style-name="ce16" table:formula="of:=AVERAGE([.Z54:.Z58])" office:value-type="float" office:value="0.669305" calcext:value-type="float">
            <text:p>0,669305</text:p>
          </table:table-cell>
          <table:table-cell table:style-name="ce16" table:formula="of:=AVERAGE([.AA54:.AA58])" office:value-type="float" office:value="5.83023" calcext:value-type="float">
            <text:p>5,83023</text:p>
          </table:table-cell>
          <table:table-cell table:style-name="ce16" table:formula="of:=AVERAGE([.AB54:.AB58])" office:value-type="float" office:value="21.80846" calcext:value-type="float">
            <text:p>21,80846</text:p>
          </table:table-cell>
          <table:table-cell table:style-name="ce16" table:formula="of:=AVERAGE([.AC54:.AC58])" office:value-type="float" office:value="126.6" calcext:value-type="float">
            <text:p>126,6</text:p>
          </table:table-cell>
          <table:table-cell table:style-name="ce16" table:formula="of:=AVERAGE([.AD54:.AD58])" office:value-type="float" office:value="23.5068" calcext:value-type="float">
            <text:p>23,5068</text:p>
          </table:table-cell>
          <table:table-cell table:style-name="ce16" table:formula="of:=AVERAGE([.AE54:.AE58])" office:value-type="float" office:value="211.5736" calcext:value-type="float">
            <text:p>211,5736</text:p>
          </table:table-cell>
          <table:table-cell table:style-name="ce16" table:formula="of:=AVERAGE([.AF54:.AF58])" office:value-type="float" office:value="0.715599" calcext:value-type="float">
            <text:p>0,715599</text:p>
          </table:table-cell>
          <table:table-cell table:style-name="ce16" table:formula="of:=AVERAGE([.AG54:.AG58])" office:value-type="float" office:value="0" calcext:value-type="float">
            <text:p>0</text:p>
          </table:table-cell>
          <table:table-cell table:style-name="ce16" table:formula="of:=AVERAGE([.AH54:.AH58])" office:value-type="float" office:value="0.715599" calcext:value-type="float">
            <text:p>0,715599</text:p>
          </table:table-cell>
          <table:table-cell table:style-name="ce16" table:formula="of:=AVERAGE([.AI54:.AI58])" office:value-type="float" office:value="5.600994" calcext:value-type="float">
            <text:p>5,600994</text:p>
          </table:table-cell>
          <table:table-cell table:style-name="ce16" table:formula="of:=AVERAGE([.AJ54:.AJ58])" office:value-type="float" office:value="14.2871" calcext:value-type="float">
            <text:p>14,2871</text:p>
          </table:table-cell>
          <table:table-cell table:style-name="ce16" table:formula="of:=AVERAGE([.AK54:.AK58])" office:value-type="float" office:value="0" calcext:value-type="float">
            <text:p>0</text:p>
          </table:table-cell>
          <table:table-cell table:style-name="ce16" table:formula="of:=AVERAGE([.AL54:.AL58])" office:value-type="float" office:value="14.2871" calcext:value-type="float">
            <text:p>14,2871</text:p>
          </table:table-cell>
          <table:table-cell table:style-name="ce16" table:formula="of:=AVERAGE([.AM54:.AM58])" office:value-type="float" office:value="22.29398" calcext:value-type="float">
            <text:p>22,29398</text:p>
          </table:table-cell>
          <table:table-cell table:number-columns-repeated="98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7" table:number-columns-repeated="17"/>
          <table:table-cell table:style-name="ce2"/>
          <table:table-cell table:style-name="ce25"/>
          <table:table-cell table:style-name="ce2" table:number-columns-repeated="1003"/>
        </table:table-row>
        <table:table-row table:style-name="ro1">
          <table:table-cell table:style-name="ce3" table:number-columns-repeated="2"/>
          <table:table-cell table:style-name="ce8" table:number-columns-repeated="17"/>
          <table:table-cell table:style-name="ce3"/>
          <table:table-cell table:style-name="ce26"/>
          <table:table-cell table:style-name="ce3"/>
          <table:table-cell table:style-name="ce8" table:number-columns-repeated="17"/>
          <table:table-cell table:style-name="ce3" table:number-columns-repeated="985"/>
        </table:table-row>
        <table:table-row table:style-name="ro1" table:number-rows-repeated="3">
          <table:table-cell table:number-columns-repeated="2"/>
          <table:table-cell table:style-name="Default" table:number-columns-repeated="17"/>
          <table:table-cell table:number-columns-repeated="3"/>
          <table:table-cell table:style-name="Default" table:number-columns-repeated="17"/>
          <table:table-cell table:number-columns-repeated="985"/>
        </table:table-row>
        <table:table-row table:style-name="ro1">
          <table:table-cell table:number-columns-repeated="3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985"/>
        </table:table-row>
        <table:table-row table:style-name="ro1">
          <table:table-cell table:number-columns-repeated="3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9" office:value-type="string" calcext:value-type="string">
            <text:p>SIN BL</text:p>
          </table:table-cell>
          <table:table-cell table:style-name="ce16" table:formula="of:=[.D12]" office:value-type="float" office:value="1.888646" calcext:value-type="float">
            <text:p>1,888646</text:p>
          </table:table-cell>
          <table:table-cell table:style-name="ce16" table:formula="of:=[.E12]" office:value-type="float" office:value="453.2" calcext:value-type="float">
            <text:p>453,2</text:p>
          </table:table-cell>
          <table:table-cell table:style-name="ce16" table:formula="of:=[.F12]" office:value-type="float" office:value="4.763318" calcext:value-type="float">
            <text:p>4,763318</text:p>
          </table:table-cell>
          <table:table-cell table:style-name="ce16" table:formula="of:=[.G12]" office:value-type="float" office:value="0.01981264" calcext:value-type="float">
            <text:p>0,01981264</text:p>
          </table:table-cell>
          <table:table-cell table:style-name="ce16" table:formula="of:=[.H12]" office:value-type="float" office:value="45.55834" calcext:value-type="float">
            <text:p>45,55834</text:p>
          </table:table-cell>
          <table:table-cell table:style-name="ce16" table:formula="of:=[.I12]" office:value-type="float" office:value="1778.6" calcext:value-type="float">
            <text:p>1778,6</text:p>
          </table:table-cell>
          <table:table-cell table:style-name="ce16" table:formula="of:=[.J12]" office:value-type="float" office:value="93.27738" calcext:value-type="float">
            <text:p>93,27738</text:p>
          </table:table-cell>
          <table:table-cell table:style-name="ce16" table:formula="of:=[.K12]" office:value-type="float" office:value="0.08353794" calcext:value-type="float">
            <text:p>0,08353794</text:p>
          </table:table-cell>
          <table:table-cell table:style-name="ce16" table:formula="of:=[.L12]" office:value-type="float" office:value="2.754844" calcext:value-type="float">
            <text:p>2,754844</text:p>
          </table:table-cell>
          <table:table-cell table:style-name="ce16" table:formula="of:=[.M12]" office:value-type="float" office:value="457.6" calcext:value-type="float">
            <text:p>457,6</text:p>
          </table:table-cell>
          <table:table-cell table:style-name="ce16" table:formula="of:=[.N12]" office:value-type="float" office:value="6.050302" calcext:value-type="float">
            <text:p>6,050302</text:p>
          </table:table-cell>
          <table:table-cell table:style-name="ce16" table:formula="of:=[.O12]" office:value-type="float" office:value="0.01987848" calcext:value-type="float">
            <text:p>0,01987848</text:p>
          </table:table-cell>
          <table:table-cell table:style-name="ce16" table:formula="of:=[.P12]" office:value-type="float" office:value="13.10032" calcext:value-type="float">
            <text:p>13,10032</text:p>
          </table:table-cell>
          <table:table-cell table:style-name="ce16" table:formula="of:=[.Q12]" office:value-type="float" office:value="1109.8" calcext:value-type="float">
            <text:p>1109,8</text:p>
          </table:table-cell>
          <table:table-cell table:style-name="ce16" table:formula="of:=[.R12]" office:value-type="float" office:value="53.68716" calcext:value-type="float">
            <text:p>53,68716</text:p>
          </table:table-cell>
          <table:table-cell table:style-name="ce16" table:formula="of:=[.S12]" office:value-type="float" office:value="0.03493284" calcext:value-type="float">
            <text:p>0,03493284</text:p>
          </table:table-cell>
          <table:table-cell table:number-columns-repeated="3"/>
          <table:table-cell table:style-name="ce9" office:value-type="string" calcext:value-type="string">
            <text:p>SIN BL</text:p>
          </table:table-cell>
          <table:table-cell table:style-name="ce16" table:formula="of:=[.X12]" office:value-type="float" office:value="1.877658" calcext:value-type="float">
            <text:p>1,877658</text:p>
          </table:table-cell>
          <table:table-cell table:style-name="ce16" table:formula="of:=[.Y12]" office:value-type="float" office:value="931.2" calcext:value-type="float">
            <text:p>931,2</text:p>
          </table:table-cell>
          <table:table-cell table:style-name="ce16" table:formula="of:=[.Z12]" office:value-type="float" office:value="4.829662" calcext:value-type="float">
            <text:p>4,829662</text:p>
          </table:table-cell>
          <table:table-cell table:style-name="ce16" table:formula="of:=[.AA12]" office:value-type="float" office:value="0.02348008" calcext:value-type="float">
            <text:p>0,02348008</text:p>
          </table:table-cell>
          <table:table-cell table:style-name="ce16" table:formula="of:=[.AB12]" office:value-type="float" office:value="45.35306" calcext:value-type="float">
            <text:p>45,35306</text:p>
          </table:table-cell>
          <table:table-cell table:style-name="ce16" table:formula="of:=[.AC12]" office:value-type="float" office:value="3560.6" calcext:value-type="float">
            <text:p>3560,6</text:p>
          </table:table-cell>
          <table:table-cell table:style-name="ce16" table:formula="of:=[.AD12]" office:value-type="float" office:value="93.11772" calcext:value-type="float">
            <text:p>93,11772</text:p>
          </table:table-cell>
          <table:table-cell table:style-name="ce16" table:formula="of:=[.AE12]" office:value-type="float" office:value="0.1090504" calcext:value-type="float">
            <text:p>0,1090504</text:p>
          </table:table-cell>
          <table:table-cell table:style-name="ce16" table:formula="of:=[.AF12]" office:value-type="float" office:value="2.672078" calcext:value-type="float">
            <text:p>2,672078</text:p>
          </table:table-cell>
          <table:table-cell table:style-name="ce16" table:formula="of:=[.AG12]" office:value-type="float" office:value="939.4" calcext:value-type="float">
            <text:p>939,4</text:p>
          </table:table-cell>
          <table:table-cell table:style-name="ce16" table:formula="of:=[.AH12]" office:value-type="float" office:value="6.053164" calcext:value-type="float">
            <text:p>6,053164</text:p>
          </table:table-cell>
          <table:table-cell table:style-name="ce16" table:formula="of:=[.AI12]" office:value-type="float" office:value="0.02268692" calcext:value-type="float">
            <text:p>0,02268692</text:p>
          </table:table-cell>
          <table:table-cell table:style-name="ce16" table:formula="of:=[.AJ12]" office:value-type="float" office:value="13.06748" calcext:value-type="float">
            <text:p>13,06748</text:p>
          </table:table-cell>
          <table:table-cell table:style-name="ce16" table:formula="of:=[.AK12]" office:value-type="float" office:value="2252.8" calcext:value-type="float">
            <text:p>2252,8</text:p>
          </table:table-cell>
          <table:table-cell table:style-name="ce16" table:formula="of:=[.AL12]" office:value-type="float" office:value="54.25238" calcext:value-type="float">
            <text:p>54,25238</text:p>
          </table:table-cell>
          <table:table-cell table:style-name="ce16" table:formula="of:=[.AM12]" office:value-type="float" office:value="0.04637016" calcext:value-type="float">
            <text:p>0,0463701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9" office:value-type="string" calcext:value-type="string">
            <text:p>BL A TODOS</text:p>
          </table:table-cell>
          <table:table-cell table:style-name="ce17" table:formula="of:=[.D24]" office:value-type="float" office:value="0.669305" calcext:value-type="float">
            <text:p>0,669305</text:p>
          </table:table-cell>
          <table:table-cell table:style-name="ce17" table:formula="of:=[.E24]" office:value-type="float" office:value="0" calcext:value-type="float">
            <text:p>0</text:p>
          </table:table-cell>
          <table:table-cell table:style-name="ce17" table:formula="of:=[.F24]" office:value-type="float" office:value="0.669305" calcext:value-type="float">
            <text:p>0,669305</text:p>
          </table:table-cell>
          <table:table-cell table:style-name="ce17" table:formula="of:=[.G24]" office:value-type="float" office:value="10.21012" calcext:value-type="float">
            <text:p>10,21012</text:p>
          </table:table-cell>
          <table:table-cell table:style-name="ce17" table:formula="of:=[.H24]" office:value-type="float" office:value="20.69252" calcext:value-type="float">
            <text:p>20,69252</text:p>
          </table:table-cell>
          <table:table-cell table:style-name="ce17" table:formula="of:=[.I24]" office:value-type="float" office:value="96.2" calcext:value-type="float">
            <text:p>96,2</text:p>
          </table:table-cell>
          <table:table-cell table:style-name="ce17" table:formula="of:=[.J24]" office:value-type="float" office:value="23.27404" calcext:value-type="float">
            <text:p>23,27404</text:p>
          </table:table-cell>
          <table:table-cell table:style-name="ce17" table:formula="of:=[.K24]" office:value-type="float" office:value="358.2484" calcext:value-type="float">
            <text:p>358,2484</text:p>
          </table:table-cell>
          <table:table-cell table:style-name="ce17" table:formula="of:=[.L24]" office:value-type="float" office:value="0.715599" calcext:value-type="float">
            <text:p>0,715599</text:p>
          </table:table-cell>
          <table:table-cell table:style-name="ce17" table:formula="of:=[.M24]" office:value-type="float" office:value="0" calcext:value-type="float">
            <text:p>0</text:p>
          </table:table-cell>
          <table:table-cell table:style-name="ce17" table:formula="of:=[.N24]" office:value-type="float" office:value="0.715599" calcext:value-type="float">
            <text:p>0,715599</text:p>
          </table:table-cell>
          <table:table-cell table:style-name="ce17" table:formula="of:=[.O24]" office:value-type="float" office:value="9.026502" calcext:value-type="float">
            <text:p>9,026502</text:p>
          </table:table-cell>
          <table:table-cell table:style-name="ce17" table:formula="of:=[.P24]" office:value-type="float" office:value="13.835" calcext:value-type="float">
            <text:p>13,835</text:p>
          </table:table-cell>
          <table:table-cell table:style-name="ce17" table:formula="of:=[.Q24]" office:value-type="float" office:value="6" calcext:value-type="float">
            <text:p>6</text:p>
          </table:table-cell>
          <table:table-cell table:style-name="ce17" table:formula="of:=[.R24]" office:value-type="float" office:value="14.0544" calcext:value-type="float">
            <text:p>14,0544</text:p>
          </table:table-cell>
          <table:table-cell table:style-name="ce17" table:formula="of:=[.S24]" office:value-type="float" office:value="35.03368" calcext:value-type="float">
            <text:p>35,03368</text:p>
          </table:table-cell>
          <table:table-cell table:number-columns-repeated="3"/>
          <table:table-cell table:style-name="ce9" office:value-type="string" calcext:value-type="string">
            <text:p>BL A TODOS</text:p>
          </table:table-cell>
          <table:table-cell table:style-name="ce17" table:formula="of:=[.X24]" office:value-type="float" office:value="0.669305" calcext:value-type="float">
            <text:p>0,669305</text:p>
          </table:table-cell>
          <table:table-cell table:style-name="ce17" table:formula="of:=[.Y24]" office:value-type="float" office:value="0" calcext:value-type="float">
            <text:p>0</text:p>
          </table:table-cell>
          <table:table-cell table:style-name="ce17" table:formula="of:=[.Z24]" office:value-type="float" office:value="0.669305" calcext:value-type="float">
            <text:p>0,669305</text:p>
          </table:table-cell>
          <table:table-cell table:style-name="ce17" table:formula="of:=[.AA24]" office:value-type="float" office:value="11.97936" calcext:value-type="float">
            <text:p>11,97936</text:p>
          </table:table-cell>
          <table:table-cell table:style-name="ce17" table:formula="of:=[.AB24]" office:value-type="float" office:value="21.73878" calcext:value-type="float">
            <text:p>21,73878</text:p>
          </table:table-cell>
          <table:table-cell table:style-name="ce17" table:formula="of:=[.AC24]" office:value-type="float" office:value="140.6" calcext:value-type="float">
            <text:p>140,6</text:p>
          </table:table-cell>
          <table:table-cell table:style-name="ce17" table:formula="of:=[.AD24]" office:value-type="float" office:value="23.6257" calcext:value-type="float">
            <text:p>23,6257</text:p>
          </table:table-cell>
          <table:table-cell table:style-name="ce17" table:formula="of:=[.AE24]" office:value-type="float" office:value="443.6684" calcext:value-type="float">
            <text:p>443,6684</text:p>
          </table:table-cell>
          <table:table-cell table:style-name="ce17" table:formula="of:=[.AF24]" office:value-type="float" office:value="0.715599" calcext:value-type="float">
            <text:p>0,715599</text:p>
          </table:table-cell>
          <table:table-cell table:style-name="ce17" table:formula="of:=[.AG24]" office:value-type="float" office:value="0" calcext:value-type="float">
            <text:p>0</text:p>
          </table:table-cell>
          <table:table-cell table:style-name="ce17" table:formula="of:=[.AH24]" office:value-type="float" office:value="0.715599" calcext:value-type="float">
            <text:p>0,715599</text:p>
          </table:table-cell>
          <table:table-cell table:style-name="ce17" table:formula="of:=[.AI24]" office:value-type="float" office:value="11.57296" calcext:value-type="float">
            <text:p>11,57296</text:p>
          </table:table-cell>
          <table:table-cell table:style-name="ce17" table:formula="of:=[.AJ24]" office:value-type="float" office:value="14.2871" calcext:value-type="float">
            <text:p>14,2871</text:p>
          </table:table-cell>
          <table:table-cell table:style-name="ce17" table:formula="of:=[.AK24]" office:value-type="float" office:value="0" calcext:value-type="float">
            <text:p>0</text:p>
          </table:table-cell>
          <table:table-cell table:style-name="ce17" table:formula="of:=[.AL24]" office:value-type="float" office:value="14.2871" calcext:value-type="float">
            <text:p>14,2871</text:p>
          </table:table-cell>
          <table:table-cell table:style-name="ce17" table:formula="of:=[.AM24]" office:value-type="float" office:value="45.41178" calcext:value-type="float">
            <text:p>45,41178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9" office:value-type="string" calcext:value-type="string">
            <text:p>BL A N/3 PEORES</text:p>
          </table:table-cell>
          <table:table-cell table:style-name="ce18" table:formula="of:=[.D36]" office:value-type="float" office:value="0.669305" calcext:value-type="float">
            <text:p>0,669305</text:p>
          </table:table-cell>
          <table:table-cell table:style-name="ce18" table:formula="of:=[.E36]" office:value-type="float" office:value="0" calcext:value-type="float">
            <text:p>0</text:p>
          </table:table-cell>
          <table:table-cell table:style-name="ce18" table:formula="of:=[.F36]" office:value-type="float" office:value="0.669305" calcext:value-type="float">
            <text:p>0,669305</text:p>
          </table:table-cell>
          <table:table-cell table:style-name="ce18" table:formula="of:=[.G36]" office:value-type="float" office:value="4.046458" calcext:value-type="float">
            <text:p>4,046458</text:p>
          </table:table-cell>
          <table:table-cell table:style-name="ce18" table:formula="of:=[.H36]" office:value-type="float" office:value="22.45056" calcext:value-type="float">
            <text:p>22,45056</text:p>
          </table:table-cell>
          <table:table-cell table:style-name="ce18" table:formula="of:=[.I36]" office:value-type="float" office:value="107.8" calcext:value-type="float">
            <text:p>107,8</text:p>
          </table:table-cell>
          <table:table-cell table:style-name="ce18" table:formula="of:=[.J36]" office:value-type="float" office:value="25.34476" calcext:value-type="float">
            <text:p>25,34476</text:p>
          </table:table-cell>
          <table:table-cell table:style-name="ce18" table:formula="of:=[.K36]" office:value-type="float" office:value="118.123" calcext:value-type="float">
            <text:p>118,123</text:p>
          </table:table-cell>
          <table:table-cell table:style-name="ce18" table:formula="of:=[.L36]" office:value-type="float" office:value="0.715599" calcext:value-type="float">
            <text:p>0,715599</text:p>
          </table:table-cell>
          <table:table-cell table:style-name="ce18" table:formula="of:=[.M36]" office:value-type="float" office:value="0" calcext:value-type="float">
            <text:p>0</text:p>
          </table:table-cell>
          <table:table-cell table:style-name="ce18" table:formula="of:=[.N36]" office:value-type="float" office:value="0.715599" calcext:value-type="float">
            <text:p>0,715599</text:p>
          </table:table-cell>
          <table:table-cell table:style-name="ce18" table:formula="of:=[.O36]" office:value-type="float" office:value="3.841296" calcext:value-type="float">
            <text:p>3,841296</text:p>
          </table:table-cell>
          <table:table-cell table:style-name="ce18" table:formula="of:=[.P36]" office:value-type="float" office:value="13.835" calcext:value-type="float">
            <text:p>13,835</text:p>
          </table:table-cell>
          <table:table-cell table:style-name="ce18" table:formula="of:=[.Q36]" office:value-type="float" office:value="6" calcext:value-type="float">
            <text:p>6</text:p>
          </table:table-cell>
          <table:table-cell table:style-name="ce18" table:formula="of:=[.R36]" office:value-type="float" office:value="14.0544" calcext:value-type="float">
            <text:p>14,0544</text:p>
          </table:table-cell>
          <table:table-cell table:style-name="ce18" table:formula="of:=[.S36]" office:value-type="float" office:value="14.21304" calcext:value-type="float">
            <text:p>14,21304</text:p>
          </table:table-cell>
          <table:table-cell table:number-columns-repeated="3"/>
          <table:table-cell table:style-name="ce9" office:value-type="string" calcext:value-type="string">
            <text:p>BL A N/3 PEORES</text:p>
          </table:table-cell>
          <table:table-cell table:style-name="ce18" table:formula="of:=[.X36]" office:value-type="float" office:value="0.669305" calcext:value-type="float">
            <text:p>0,669305</text:p>
          </table:table-cell>
          <table:table-cell table:style-name="ce18" table:formula="of:=[.Y36]" office:value-type="float" office:value="0" calcext:value-type="float">
            <text:p>0</text:p>
          </table:table-cell>
          <table:table-cell table:style-name="ce18" table:formula="of:=[.Z36]" office:value-type="float" office:value="0.669305" calcext:value-type="float">
            <text:p>0,669305</text:p>
          </table:table-cell>
          <table:table-cell table:style-name="ce18" table:formula="of:=[.AA36]" office:value-type="float" office:value="4.76421" calcext:value-type="float">
            <text:p>4,76421</text:p>
          </table:table-cell>
          <table:table-cell table:style-name="ce18" table:formula="of:=[.AB36]" office:value-type="float" office:value="22.40538" calcext:value-type="float">
            <text:p>22,40538</text:p>
          </table:table-cell>
          <table:table-cell table:style-name="ce18" table:formula="of:=[.AC36]" office:value-type="float" office:value="153.6" calcext:value-type="float">
            <text:p>153,6</text:p>
          </table:table-cell>
          <table:table-cell table:style-name="ce18" table:formula="of:=[.AD36]" office:value-type="float" office:value="24.4678" calcext:value-type="float">
            <text:p>24,4678</text:p>
          </table:table-cell>
          <table:table-cell table:style-name="ce18" table:formula="of:=[.AE36]" office:value-type="float" office:value="153.5284" calcext:value-type="float">
            <text:p>153,5284</text:p>
          </table:table-cell>
          <table:table-cell table:style-name="ce18" table:formula="of:=[.AF36]" office:value-type="float" office:value="0.715599" calcext:value-type="float">
            <text:p>0,715599</text:p>
          </table:table-cell>
          <table:table-cell table:style-name="ce18" table:formula="of:=[.AG36]" office:value-type="float" office:value="0" calcext:value-type="float">
            <text:p>0</text:p>
          </table:table-cell>
          <table:table-cell table:style-name="ce18" table:formula="of:=[.AH36]" office:value-type="float" office:value="0.715599" calcext:value-type="float">
            <text:p>0,715599</text:p>
          </table:table-cell>
          <table:table-cell table:style-name="ce18" table:formula="of:=[.AI36]" office:value-type="float" office:value="4.434826" calcext:value-type="float">
            <text:p>4,434826</text:p>
          </table:table-cell>
          <table:table-cell table:style-name="ce18" table:formula="of:=[.AJ36]" office:value-type="float" office:value="14.2871" calcext:value-type="float">
            <text:p>14,2871</text:p>
          </table:table-cell>
          <table:table-cell table:style-name="ce18" table:formula="of:=[.AK36]" office:value-type="float" office:value="0" calcext:value-type="float">
            <text:p>0</text:p>
          </table:table-cell>
          <table:table-cell table:style-name="ce18" table:formula="of:=[.AL36]" office:value-type="float" office:value="14.2871" calcext:value-type="float">
            <text:p>14,2871</text:p>
          </table:table-cell>
          <table:table-cell table:style-name="ce18" table:formula="of:=[.AM36]" office:value-type="float" office:value="17.437" calcext:value-type="float">
            <text:p>17,43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9" office:value-type="string" calcext:value-type="string">
            <text:p>BL A N/3 MEJORES</text:p>
          </table:table-cell>
          <table:table-cell table:style-name="ce18" table:formula="of:=[.D47]" office:value-type="float" office:value="0.669305" calcext:value-type="float">
            <text:p>0,669305</text:p>
          </table:table-cell>
          <table:table-cell table:style-name="ce18" table:formula="of:=[.E47]" office:value-type="float" office:value="0" calcext:value-type="float">
            <text:p>0</text:p>
          </table:table-cell>
          <table:table-cell table:style-name="ce18" table:formula="of:=[.F47]" office:value-type="float" office:value="0.669305" calcext:value-type="float">
            <text:p>0,669305</text:p>
          </table:table-cell>
          <table:table-cell table:style-name="ce18" table:formula="of:=[.G47]" office:value-type="float" office:value="3.226988" calcext:value-type="float">
            <text:p>3,226988</text:p>
          </table:table-cell>
          <table:table-cell table:style-name="ce18" table:formula="of:=[.H47]" office:value-type="float" office:value="21.27072" calcext:value-type="float">
            <text:p>21,27072</text:p>
          </table:table-cell>
          <table:table-cell table:style-name="ce18" table:formula="of:=[.I47]" office:value-type="float" office:value="81.6" calcext:value-type="float">
            <text:p>81,6</text:p>
          </table:table-cell>
          <table:table-cell table:style-name="ce18" table:formula="of:=[.J47]" office:value-type="float" office:value="23.46026" calcext:value-type="float">
            <text:p>23,46026</text:p>
          </table:table-cell>
          <table:table-cell table:style-name="ce18" table:formula="of:=[.K47]" office:value-type="float" office:value="113.714" calcext:value-type="float">
            <text:p>113,714</text:p>
          </table:table-cell>
          <table:table-cell table:style-name="ce18" table:formula="of:=[.L47]" office:value-type="float" office:value="0.715599" calcext:value-type="float">
            <text:p>0,715599</text:p>
          </table:table-cell>
          <table:table-cell table:style-name="ce18" table:formula="of:=[.M47]" office:value-type="float" office:value="0" calcext:value-type="float">
            <text:p>0</text:p>
          </table:table-cell>
          <table:table-cell table:style-name="ce18" table:formula="of:=[.N47]" office:value-type="float" office:value="0.715599" calcext:value-type="float">
            <text:p>0,715599</text:p>
          </table:table-cell>
          <table:table-cell table:style-name="ce18" table:formula="of:=[.O47]" office:value-type="float" office:value="3.166558" calcext:value-type="float">
            <text:p>3,166558</text:p>
          </table:table-cell>
          <table:table-cell table:style-name="ce18" table:formula="of:=[.P47]" office:value-type="float" office:value="13.835" calcext:value-type="float">
            <text:p>13,835</text:p>
          </table:table-cell>
          <table:table-cell table:style-name="ce18" table:formula="of:=[.Q47]" office:value-type="float" office:value="6" calcext:value-type="float">
            <text:p>6</text:p>
          </table:table-cell>
          <table:table-cell table:style-name="ce18" table:formula="of:=[.R47]" office:value-type="float" office:value="14.0544" calcext:value-type="float">
            <text:p>14,0544</text:p>
          </table:table-cell>
          <table:table-cell table:style-name="ce18" table:formula="of:=[.S47]" office:value-type="float" office:value="11.59064" calcext:value-type="float">
            <text:p>11,59064</text:p>
          </table:table-cell>
          <table:table-cell table:number-columns-repeated="3"/>
          <table:table-cell table:style-name="ce9" office:value-type="string" calcext:value-type="string">
            <text:p>BL A N/3 MEJORES</text:p>
          </table:table-cell>
          <table:table-cell table:style-name="ce18" table:formula="of:=[.X47]" office:value-type="float" office:value="0.669305" calcext:value-type="float">
            <text:p>0,669305</text:p>
          </table:table-cell>
          <table:table-cell table:style-name="ce18" table:formula="of:=[.Y47]" office:value-type="float" office:value="0" calcext:value-type="float">
            <text:p>0</text:p>
          </table:table-cell>
          <table:table-cell table:style-name="ce18" table:formula="of:=[.Z47]" office:value-type="float" office:value="0.669305" calcext:value-type="float">
            <text:p>0,669305</text:p>
          </table:table-cell>
          <table:table-cell table:style-name="ce18" table:formula="of:=[.AA47]" office:value-type="float" office:value="3.97145" calcext:value-type="float">
            <text:p>3,97145</text:p>
          </table:table-cell>
          <table:table-cell table:style-name="ce18" table:formula="of:=[.AB47]" office:value-type="float" office:value="21.98146" calcext:value-type="float">
            <text:p>21,98146</text:p>
          </table:table-cell>
          <table:table-cell table:style-name="ce18" table:formula="of:=[.AC47]" office:value-type="float" office:value="122" calcext:value-type="float">
            <text:p>122</text:p>
          </table:table-cell>
          <table:table-cell table:style-name="ce18" table:formula="of:=[.AD47]" office:value-type="float" office:value="23.61856" calcext:value-type="float">
            <text:p>23,61856</text:p>
          </table:table-cell>
          <table:table-cell table:style-name="ce18" table:formula="of:=[.AE47]" office:value-type="float" office:value="153.0256" calcext:value-type="float">
            <text:p>153,0256</text:p>
          </table:table-cell>
          <table:table-cell table:style-name="ce18" table:formula="of:=[.AF47]" office:value-type="float" office:value="0.715599" calcext:value-type="float">
            <text:p>0,715599</text:p>
          </table:table-cell>
          <table:table-cell table:style-name="ce18" table:formula="of:=[.AG47]" office:value-type="float" office:value="0" calcext:value-type="float">
            <text:p>0</text:p>
          </table:table-cell>
          <table:table-cell table:style-name="ce18" table:formula="of:=[.AH47]" office:value-type="float" office:value="0.715599" calcext:value-type="float">
            <text:p>0,715599</text:p>
          </table:table-cell>
          <table:table-cell table:style-name="ce18" table:formula="of:=[.AI47]" office:value-type="float" office:value="3.733838" calcext:value-type="float">
            <text:p>3,733838</text:p>
          </table:table-cell>
          <table:table-cell table:style-name="ce18" table:formula="of:=[.AJ47]" office:value-type="float" office:value="14.2871" calcext:value-type="float">
            <text:p>14,2871</text:p>
          </table:table-cell>
          <table:table-cell table:style-name="ce18" table:formula="of:=[.AK47]" office:value-type="float" office:value="0" calcext:value-type="float">
            <text:p>0</text:p>
          </table:table-cell>
          <table:table-cell table:style-name="ce18" table:formula="of:=[.AL47]" office:value-type="float" office:value="14.2871" calcext:value-type="float">
            <text:p>14,2871</text:p>
          </table:table-cell>
          <table:table-cell table:style-name="ce18" table:formula="of:=[.AM47]" office:value-type="float" office:value="14.81712" calcext:value-type="float">
            <text:p>14,817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10" office:value-type="string" calcext:value-type="string">
            <text:p>BL A N/2 MEJORES</text:p>
          </table:table-cell>
          <table:table-cell table:style-name="ce15" table:formula="of:=[.D59]" office:value-type="float" office:value="0.669305" calcext:value-type="float">
            <text:p>0,669305</text:p>
          </table:table-cell>
          <table:table-cell table:style-name="ce15" table:formula="of:=[.E59]" office:value-type="float" office:value="0" calcext:value-type="float">
            <text:p>0</text:p>
          </table:table-cell>
          <table:table-cell table:style-name="ce15" table:formula="of:=[.F59]" office:value-type="float" office:value="0.669305" calcext:value-type="float">
            <text:p>0,669305</text:p>
          </table:table-cell>
          <table:table-cell table:style-name="ce15" table:formula="of:=[.G59]" office:value-type="float" office:value="4.861894" calcext:value-type="float">
            <text:p>4,861894</text:p>
          </table:table-cell>
          <table:table-cell table:style-name="ce15" table:formula="of:=[.H59]" office:value-type="float" office:value="20.45992" calcext:value-type="float">
            <text:p>20,45992</text:p>
          </table:table-cell>
          <table:table-cell table:style-name="ce15" table:formula="of:=[.I59]" office:value-type="float" office:value="104.8" calcext:value-type="float">
            <text:p>104,8</text:p>
          </table:table-cell>
          <table:table-cell table:style-name="ce15" table:formula="of:=[.J59]" office:value-type="float" office:value="23.2719" calcext:value-type="float">
            <text:p>23,2719</text:p>
          </table:table-cell>
          <table:table-cell table:style-name="ce15" table:formula="of:=[.K59]" office:value-type="float" office:value="174.029" calcext:value-type="float">
            <text:p>174,029</text:p>
          </table:table-cell>
          <table:table-cell table:style-name="ce15" table:formula="of:=[.L59]" office:value-type="float" office:value="0.715599" calcext:value-type="float">
            <text:p>0,715599</text:p>
          </table:table-cell>
          <table:table-cell table:style-name="ce15" table:formula="of:=[.M59]" office:value-type="float" office:value="0" calcext:value-type="float">
            <text:p>0</text:p>
          </table:table-cell>
          <table:table-cell table:style-name="ce15" table:formula="of:=[.N59]" office:value-type="float" office:value="0.715599" calcext:value-type="float">
            <text:p>0,715599</text:p>
          </table:table-cell>
          <table:table-cell table:style-name="ce15" table:formula="of:=[.O59]" office:value-type="float" office:value="4.758064" calcext:value-type="float">
            <text:p>4,758064</text:p>
          </table:table-cell>
          <table:table-cell table:style-name="ce15" table:formula="of:=[.P59]" office:value-type="float" office:value="13.835" calcext:value-type="float">
            <text:p>13,835</text:p>
          </table:table-cell>
          <table:table-cell table:style-name="ce15" table:formula="of:=[.Q59]" office:value-type="float" office:value="6" calcext:value-type="float">
            <text:p>6</text:p>
          </table:table-cell>
          <table:table-cell table:style-name="ce15" table:formula="of:=[.R59]" office:value-type="float" office:value="14.0544" calcext:value-type="float">
            <text:p>14,0544</text:p>
          </table:table-cell>
          <table:table-cell table:style-name="ce15" table:formula="of:=[.S59]" office:value-type="float" office:value="17.29154" calcext:value-type="float">
            <text:p>17,29154</text:p>
          </table:table-cell>
          <table:table-cell table:number-columns-repeated="3"/>
          <table:table-cell table:style-name="ce10" office:value-type="string" calcext:value-type="string">
            <text:p>BL A N/2 MEJORES</text:p>
          </table:table-cell>
          <table:table-cell table:style-name="ce15" table:formula="of:=[.X59]" office:value-type="float" office:value="0.669305" calcext:value-type="float">
            <text:p>0,669305</text:p>
          </table:table-cell>
          <table:table-cell table:style-name="ce15" table:formula="of:=[.Y59]" office:value-type="float" office:value="0" calcext:value-type="float">
            <text:p>0</text:p>
          </table:table-cell>
          <table:table-cell table:style-name="ce15" table:formula="of:=[.Z59]" office:value-type="float" office:value="0.669305" calcext:value-type="float">
            <text:p>0,669305</text:p>
          </table:table-cell>
          <table:table-cell table:style-name="ce15" table:formula="of:=[.AA59]" office:value-type="float" office:value="5.83023" calcext:value-type="float">
            <text:p>5,83023</text:p>
          </table:table-cell>
          <table:table-cell table:style-name="ce15" table:formula="of:=[.AB59]" office:value-type="float" office:value="21.80846" calcext:value-type="float">
            <text:p>21,80846</text:p>
          </table:table-cell>
          <table:table-cell table:style-name="ce15" table:formula="of:=[.AC59]" office:value-type="float" office:value="126.6" calcext:value-type="float">
            <text:p>126,6</text:p>
          </table:table-cell>
          <table:table-cell table:style-name="ce15" table:formula="of:=[.AD59]" office:value-type="float" office:value="23.5068" calcext:value-type="float">
            <text:p>23,5068</text:p>
          </table:table-cell>
          <table:table-cell table:style-name="ce15" table:formula="of:=[.AE59]" office:value-type="float" office:value="211.5736" calcext:value-type="float">
            <text:p>211,5736</text:p>
          </table:table-cell>
          <table:table-cell table:style-name="ce15" table:formula="of:=[.AF59]" office:value-type="float" office:value="0.715599" calcext:value-type="float">
            <text:p>0,715599</text:p>
          </table:table-cell>
          <table:table-cell table:style-name="ce15" table:formula="of:=[.AG59]" office:value-type="float" office:value="0" calcext:value-type="float">
            <text:p>0</text:p>
          </table:table-cell>
          <table:table-cell table:style-name="ce15" table:formula="of:=[.AH59]" office:value-type="float" office:value="0.715599" calcext:value-type="float">
            <text:p>0,715599</text:p>
          </table:table-cell>
          <table:table-cell table:style-name="ce15" table:formula="of:=[.AI59]" office:value-type="float" office:value="5.600994" calcext:value-type="float">
            <text:p>5,600994</text:p>
          </table:table-cell>
          <table:table-cell table:style-name="ce15" table:formula="of:=[.AJ59]" office:value-type="float" office:value="14.2871" calcext:value-type="float">
            <text:p>14,2871</text:p>
          </table:table-cell>
          <table:table-cell table:style-name="ce15" table:formula="of:=[.AK59]" office:value-type="float" office:value="0" calcext:value-type="float">
            <text:p>0</text:p>
          </table:table-cell>
          <table:table-cell table:style-name="ce15" table:formula="of:=[.AL59]" office:value-type="float" office:value="14.2871" calcext:value-type="float">
            <text:p>14,2871</text:p>
          </table:table-cell>
          <table:table-cell table:style-name="ce15" table:formula="of:=[.AM59]" office:value-type="float" office:value="22.29398" calcext:value-type="float">
            <text:p>22,29398</text:p>
          </table:table-cell>
          <table:table-cell table:number-columns-repeated="985"/>
        </table:table-row>
        <table:table-row table:style-name="ro1" table:number-rows-repeated="3">
          <table:table-cell table:number-columns-repeated="2"/>
          <table:table-cell table:style-name="Default" table:number-columns-repeated="17"/>
          <table:table-cell table:number-columns-repeated="3"/>
          <table:table-cell table:style-name="Default" table:number-columns-repeated="17"/>
          <table:table-cell table:number-columns-repeated="985"/>
        </table:table-row>
        <table:table-row table:style-name="ro1">
          <table:table-cell table:style-name="ce27" table:number-columns-repeated="2"/>
          <table:table-cell table:style-name="ce36" office:value-type="string" calcext:value-type="string" table:number-columns-spanned="37" table:number-rows-spanned="3">
            <text:p>N/3 MEJORES – TIPO DE DRAFT</text:p>
          </table:table-cell>
          <table:covered-table-cell table:number-columns-repeated="16" table:style-name="ce46"/>
          <table:covered-table-cell table:style-name="ce27"/>
          <table:covered-table-cell table:style-name="ce56"/>
          <table:covered-table-cell table:style-name="ce27"/>
          <table:covered-table-cell table:number-columns-repeated="17" table:style-name="ce46"/>
          <table:table-cell table:style-name="ce27" table:number-columns-repeated="985"/>
        </table:table-row>
        <table:table-row table:style-name="ro1">
          <table:table-cell table:number-columns-repeated="2"/>
          <table:covered-table-cell table:number-columns-repeated="17" table:style-name="Default"/>
          <table:covered-table-cell/>
          <table:covered-table-cell table:style-name="ce57"/>
          <table:covered-table-cell/>
          <table:covered-table-cell table:number-columns-repeated="17" table:style-name="Default"/>
          <table:table-cell table:number-columns-repeated="985"/>
        </table:table-row>
        <table:table-row table:style-name="ro1">
          <table:table-cell table:style-name="ce28" table:number-columns-repeated="2"/>
          <table:covered-table-cell table:number-columns-repeated="17" table:style-name="ce37"/>
          <table:covered-table-cell table:style-name="ce28"/>
          <table:covered-table-cell table:style-name="ce58"/>
          <table:covered-table-cell table:style-name="ce28"/>
          <table:covered-table-cell table:number-columns-repeated="17" table:style-name="ce37"/>
          <table:table-cell table:style-name="ce28" table:number-columns-repeated="985"/>
        </table:table-row>
        <table:table-row table:style-name="ro1">
          <table:table-cell table:number-columns-repeated="2"/>
          <table:table-cell table:style-name="Default" table:number-columns-repeated="17"/>
          <table:table-cell table:number-columns-repeated="3"/>
          <table:table-cell table:style-name="Default" table:number-columns-repeated="17"/>
          <table:table-cell table:number-columns-repeated="985"/>
        </table:table-row>
        <table:table-row table:style-name="ro1">
          <table:table-cell table:number-columns-repeated="2"/>
          <table:table-cell table:style-name="Default" table:number-columns-repeated="17"/>
          <table:table-cell table:number-columns-repeated="1005"/>
        </table:table-row>
        <table:table-row table:style-name="ro1">
          <table:table-cell table:number-columns-repeated="5"/>
          <table:table-cell table:style-name="ce47" office:value-type="string" calcext:value-type="string" table:number-columns-spanned="4" table:number-rows-spanned="1">
            <text:p>NBA DRAFT (DRAFT ALEATORIO) – 10%</text:p>
          </table:table-cell>
          <table:covered-table-cell table:number-columns-repeated="3"/>
          <table:table-cell table:number-columns-repeated="2"/>
          <table:table-cell table:style-name="ce47" office:value-type="string" calcext:value-type="string" table:number-columns-spanned="4" table:number-rows-spanned="1">
            <text:p>NBA DRAFT (DRAFT PROPORCIONAL) – 10%</text:p>
          </table:table-cell>
          <table:covered-table-cell table:style-name="ce30"/>
          <table:covered-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ce47" office:value-type="string" calcext:value-type="string" table:number-columns-spanned="4" table:number-rows-spanned="1">
            <text:p>NBA DRAFT (DRAFT ALEATORIO) – 20%</text:p>
          </table:table-cell>
          <table:covered-table-cell table:number-columns-repeated="3"/>
          <table:table-cell table:number-columns-repeated="2"/>
          <table:table-cell table:style-name="ce47" office:value-type="string" calcext:value-type="string" table:number-columns-spanned="4" table:number-rows-spanned="1">
            <text:p>NBA DRAFT (DRAFT PROPORCIONAL) – 20%</text:p>
          </table:table-cell>
          <table:covered-table-cell table:number-columns-repeated="3"/>
          <table:table-cell table:number-columns-repeated="987"/>
        </table:table-row>
        <table:table-row table:style-name="ro1">
          <table:table-cell table:number-columns-repeated="4"/>
          <table:table-cell table:style-name="Default"/>
          <table:table-cell table:style-name="ce39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Default" table:number-columns-repeated="2"/>
          <table:table-cell table:style-name="ce39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style-name="ce39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Default" table:number-columns-repeated="2"/>
          <table:table-cell table:style-name="ce39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Default" table:number-columns-repeated="2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Default" table:number-columns-repeated="2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number-columns-repeated="3"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30" office:value-type="string" calcext:value-type="string">
            <text:p>Ejecución 1</text:p>
          </table:table-cell>
          <table:table-cell table:style-name="ce14" office:value-type="float" office:value="21.2723" calcext:value-type="float">
            <text:p>21,272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24.0628" calcext:value-type="float">
            <text:p>24,0628</text:p>
          </table:table-cell>
          <table:table-cell table:style-name="ce20" office:value-type="float" office:value="106.042" calcext:value-type="float">
            <text:p>106,042</text:p>
          </table:table-cell>
          <table:table-cell table:style-name="Default"/>
          <table:table-cell table:style-name="ce30" office:value-type="string" calcext:value-type="string">
            <text:p>Ejecución 1</text:p>
          </table:table-cell>
          <table:table-cell table:style-name="ce14" office:value-type="float" office:value="21.6176" calcext:value-type="float">
            <text:p>21,617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3.9522" calcext:value-type="float">
            <text:p>23,9522</text:p>
          </table:table-cell>
          <table:table-cell table:style-name="ce20" office:value-type="float" office:value="116.367" calcext:value-type="float">
            <text:p>116,367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ce30" office:value-type="string" calcext:value-type="string">
            <text:p>Ejecución 1</text:p>
          </table:table-cell>
          <table:table-cell table:style-name="ce14" office:value-type="float" office:value="21.8686" calcext:value-type="float">
            <text:p>21,8686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23.7468" calcext:value-type="float">
            <text:p>23,7468</text:p>
          </table:table-cell>
          <table:table-cell table:style-name="ce20" office:value-type="float" office:value="139.222" calcext:value-type="float">
            <text:p>139,222</text:p>
          </table:table-cell>
          <table:table-cell table:style-name="Default"/>
          <table:table-cell table:style-name="ce30" office:value-type="string" calcext:value-type="string">
            <text:p>Ejecución 1</text:p>
          </table:table-cell>
          <table:table-cell table:style-name="ce14" office:value-type="float" office:value="21.8697" calcext:value-type="float">
            <text:p>21,8697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23.8283" calcext:value-type="float">
            <text:p>23,8283</text:p>
          </table:table-cell>
          <table:table-cell table:style-name="ce20" office:value-type="float" office:value="137.319" calcext:value-type="float">
            <text:p>137,319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30" office:value-type="string" calcext:value-type="string">
            <text:p>Ejecución 2</text:p>
          </table:table-cell>
          <table:table-cell table:style-name="ce14" office:value-type="float" office:value="21.8791" calcext:value-type="float">
            <text:p>21,879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3.5963" calcext:value-type="float">
            <text:p>23,5963</text:p>
          </table:table-cell>
          <table:table-cell table:style-name="ce20" office:value-type="float" office:value="107.422" calcext:value-type="float">
            <text:p>107,422</text:p>
          </table:table-cell>
          <table:table-cell table:style-name="Default"/>
          <table:table-cell table:style-name="ce30" office:value-type="string" calcext:value-type="string">
            <text:p>Ejecución 2</text:p>
          </table:table-cell>
          <table:table-cell table:style-name="ce14" office:value-type="float" office:value="20.8041" calcext:value-type="float">
            <text:p>20,804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23.8359" calcext:value-type="float">
            <text:p>23,8359</text:p>
          </table:table-cell>
          <table:table-cell table:style-name="ce20" office:value-type="float" office:value="113.473" calcext:value-type="float">
            <text:p>113,473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ce30" office:value-type="string" calcext:value-type="string">
            <text:p>Ejecución 2</text:p>
          </table:table-cell>
          <table:table-cell table:style-name="ce14" office:value-type="float" office:value="21.9243" calcext:value-type="float">
            <text:p>21,924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23.4137" calcext:value-type="float">
            <text:p>23,4137</text:p>
          </table:table-cell>
          <table:table-cell table:style-name="ce20" office:value-type="float" office:value="140.065" calcext:value-type="float">
            <text:p>140,065</text:p>
          </table:table-cell>
          <table:table-cell table:style-name="Default"/>
          <table:table-cell table:style-name="ce30" office:value-type="string" calcext:value-type="string">
            <text:p>Ejecución 2</text:p>
          </table:table-cell>
          <table:table-cell table:style-name="ce14" office:value-type="float" office:value="22.1528" calcext:value-type="float">
            <text:p>22,1528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float" office:value="23.7228" calcext:value-type="float">
            <text:p>23,7228</text:p>
          </table:table-cell>
          <table:table-cell table:style-name="ce20" office:value-type="float" office:value="137.951" calcext:value-type="float">
            <text:p>137,951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Ejecución 3</text:p>
          </table:table-cell>
          <table:table-cell table:style-name="ce15" office:value-type="float" office:value="21.2218" calcext:value-type="float">
            <text:p>21,2218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23.6365" calcext:value-type="float">
            <text:p>23,6365</text:p>
          </table:table-cell>
          <table:table-cell table:style-name="ce21" office:value-type="float" office:value="105.02" calcext:value-type="float">
            <text:p>105,02</text:p>
          </table:table-cell>
          <table:table-cell table:style-name="Default"/>
          <table:table-cell table:style-name="ce30" office:value-type="string" calcext:value-type="string">
            <text:p>Ejecución 3</text:p>
          </table:table-cell>
          <table:table-cell table:style-name="ce15" office:value-type="float" office:value="19.6126" calcext:value-type="float">
            <text:p>19,6126</text:p>
          </table:table-cell>
          <table:table-cell table:style-name="ce15" office:value-type="float" office:value="117" calcext:value-type="float">
            <text:p>117</text:p>
          </table:table-cell>
          <table:table-cell table:style-name="ce15" office:value-type="float" office:value="22.7518" calcext:value-type="float">
            <text:p>22,7518</text:p>
          </table:table-cell>
          <table:table-cell table:style-name="ce21" office:value-type="float" office:value="104.796" calcext:value-type="float">
            <text:p>104,796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ce30" office:value-type="string" calcext:value-type="string">
            <text:p>Ejecución 3</text:p>
          </table:table-cell>
          <table:table-cell table:style-name="ce15" office:value-type="float" office:value="21.8064" calcext:value-type="float">
            <text:p>21,8064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23.7516" calcext:value-type="float">
            <text:p>23,7516</text:p>
          </table:table-cell>
          <table:table-cell table:style-name="ce21" office:value-type="float" office:value="137.538" calcext:value-type="float">
            <text:p>137,538</text:p>
          </table:table-cell>
          <table:table-cell table:style-name="Default"/>
          <table:table-cell table:style-name="ce30" office:value-type="string" calcext:value-type="string">
            <text:p>Ejecución 3</text:p>
          </table:table-cell>
          <table:table-cell table:style-name="ce15" office:value-type="float" office:value="21.8479" calcext:value-type="float">
            <text:p>21,8479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23.6052" calcext:value-type="float">
            <text:p>23,6052</text:p>
          </table:table-cell>
          <table:table-cell table:style-name="ce21" office:value-type="float" office:value="138.186" calcext:value-type="float">
            <text:p>138,186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Ejecución 4</text:p>
          </table:table-cell>
          <table:table-cell table:style-name="ce15" office:value-type="float" office:value="21.7676" calcext:value-type="float">
            <text:p>21,7676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23.5921" calcext:value-type="float">
            <text:p>23,5921</text:p>
          </table:table-cell>
          <table:table-cell table:style-name="ce21" office:value-type="float" office:value="106.368" calcext:value-type="float">
            <text:p>106,368</text:p>
          </table:table-cell>
          <table:table-cell table:style-name="Default"/>
          <table:table-cell table:style-name="ce30" office:value-type="string" calcext:value-type="string">
            <text:p>Ejecución 4</text:p>
          </table:table-cell>
          <table:table-cell table:style-name="ce15" office:value-type="float" office:value="21.6309" calcext:value-type="float">
            <text:p>21,6309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23.6969" calcext:value-type="float">
            <text:p>23,6969</text:p>
          </table:table-cell>
          <table:table-cell table:style-name="ce21" office:value-type="float" office:value="105.003" calcext:value-type="float">
            <text:p>105,003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ce30" office:value-type="string" calcext:value-type="string">
            <text:p>Ejecución 4</text:p>
          </table:table-cell>
          <table:table-cell table:style-name="ce15" office:value-type="float" office:value="21.1541" calcext:value-type="float">
            <text:p>21,1541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23.9314" calcext:value-type="float">
            <text:p>23,9314</text:p>
          </table:table-cell>
          <table:table-cell table:style-name="ce21" office:value-type="float" office:value="139.759" calcext:value-type="float">
            <text:p>139,759</text:p>
          </table:table-cell>
          <table:table-cell table:style-name="Default"/>
          <table:table-cell table:style-name="ce30" office:value-type="string" calcext:value-type="string">
            <text:p>Ejecución 4</text:p>
          </table:table-cell>
          <table:table-cell table:style-name="ce15" office:value-type="float" office:value="21.7085" calcext:value-type="float">
            <text:p>21,7085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23.9759" calcext:value-type="float">
            <text:p>23,9759</text:p>
          </table:table-cell>
          <table:table-cell table:style-name="ce21" office:value-type="float" office:value="138.526" calcext:value-type="float">
            <text:p>138,526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Ejecución 5</text:p>
          </table:table-cell>
          <table:table-cell table:style-name="ce15" office:value-type="float" office:value="21.3666" calcext:value-type="float">
            <text:p>21,3666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23.7813" calcext:value-type="float">
            <text:p>23,7813</text:p>
          </table:table-cell>
          <table:table-cell table:style-name="ce21" office:value-type="float" office:value="123.995" calcext:value-type="float">
            <text:p>123,995</text:p>
          </table:table-cell>
          <table:table-cell table:style-name="Default"/>
          <table:table-cell table:style-name="ce30" office:value-type="string" calcext:value-type="string">
            <text:p>Ejecución 5</text:p>
          </table:table-cell>
          <table:table-cell table:style-name="ce15" office:value-type="float" office:value="19.5624" calcext:value-type="float">
            <text:p>19,562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float" office:value="22.6479" calcext:value-type="float">
            <text:p>22,6479</text:p>
          </table:table-cell>
          <table:table-cell table:style-name="ce21" office:value-type="float" office:value="123.589" calcext:value-type="float">
            <text:p>123,589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ce30" office:value-type="string" calcext:value-type="string">
            <text:p>Ejecución 5</text:p>
          </table:table-cell>
          <table:table-cell table:style-name="ce15" office:value-type="float" office:value="21.9472" calcext:value-type="float">
            <text:p>21,9472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23.7855" calcext:value-type="float">
            <text:p>23,7855</text:p>
          </table:table-cell>
          <table:table-cell table:style-name="ce21" office:value-type="float" office:value="152.469" calcext:value-type="float">
            <text:p>152,469</text:p>
          </table:table-cell>
          <table:table-cell table:style-name="Default"/>
          <table:table-cell table:style-name="ce30" office:value-type="string" calcext:value-type="string">
            <text:p>Ejecución 5</text:p>
          </table:table-cell>
          <table:table-cell table:style-name="ce15" office:value-type="float" office:value="21.7639" calcext:value-type="float">
            <text:p>21,7639</text:p>
          </table:table-cell>
          <table:table-cell table:style-name="ce15" office:value-type="float" office:value="149" calcext:value-type="float">
            <text:p>149</text:p>
          </table:table-cell>
          <table:table-cell table:style-name="ce15" office:value-type="float" office:value="23.7628" calcext:value-type="float">
            <text:p>23,7628</text:p>
          </table:table-cell>
          <table:table-cell table:style-name="ce21" office:value-type="float" office:value="138.571" calcext:value-type="float">
            <text:p>138,571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6" office:value-type="string" calcext:value-type="string">
            <text:p>MEDIA</text:p>
          </table:table-cell>
          <table:table-cell table:style-name="ce16" table:formula="of:=AVERAGE([.F85:.F89])" office:value-type="float" office:value="21.50148" calcext:value-type="float">
            <text:p>21,50148</text:p>
          </table:table-cell>
          <table:table-cell table:style-name="ce16" table:formula="of:=AVERAGE([.G85:.G89])" office:value-type="float" office:value="83.2" calcext:value-type="float">
            <text:p>83,2</text:p>
          </table:table-cell>
          <table:table-cell table:style-name="ce16" table:formula="of:=AVERAGE([.H85:.H89])" office:value-type="float" office:value="23.7338" calcext:value-type="float">
            <text:p>23,7338</text:p>
          </table:table-cell>
          <table:table-cell table:style-name="ce16" table:formula="of:=AVERAGE([.I85:.I89])" office:value-type="float" office:value="109.7694" calcext:value-type="float">
            <text:p>109,7694</text:p>
          </table:table-cell>
          <table:table-cell table:style-name="Default"/>
          <table:table-cell table:style-name="ce6" office:value-type="string" calcext:value-type="string">
            <text:p>MEDIA</text:p>
          </table:table-cell>
          <table:table-cell table:style-name="ce16" table:formula="of:=AVERAGE([.L85:.L89])" office:value-type="float" office:value="20.64552" calcext:value-type="float">
            <text:p>20,64552</text:p>
          </table:table-cell>
          <table:table-cell table:style-name="ce16" table:formula="of:=AVERAGE([.M85:.M89])" office:value-type="float" office:value="101.8" calcext:value-type="float">
            <text:p>101,8</text:p>
          </table:table-cell>
          <table:table-cell table:style-name="ce16" table:formula="of:=AVERAGE([.N85:.N89])" office:value-type="float" office:value="23.37694" calcext:value-type="float">
            <text:p>23,37694</text:p>
          </table:table-cell>
          <table:table-cell table:style-name="ce16" table:formula="of:=AVERAGE([.O85:.O89])" office:value-type="float" office:value="112.6456" calcext:value-type="float">
            <text:p>112,6456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ce6" office:value-type="string" calcext:value-type="string">
            <text:p>MEDIA</text:p>
          </table:table-cell>
          <table:table-cell table:style-name="ce16" table:formula="of:=AVERAGE([.AB85:.AB89])" office:value-type="float" office:value="21.74012" calcext:value-type="float">
            <text:p>21,74012</text:p>
          </table:table-cell>
          <table:table-cell table:style-name="ce16" table:formula="of:=AVERAGE([.AC85:.AC89])" office:value-type="float" office:value="148" calcext:value-type="float">
            <text:p>148</text:p>
          </table:table-cell>
          <table:table-cell table:style-name="ce16" table:formula="of:=AVERAGE([.AD85:.AD89])" office:value-type="float" office:value="23.7258" calcext:value-type="float">
            <text:p>23,7258</text:p>
          </table:table-cell>
          <table:table-cell table:style-name="ce16" table:formula="of:=AVERAGE([.AE85:.AE89])" office:value-type="float" office:value="141.8106" calcext:value-type="float">
            <text:p>141,8106</text:p>
          </table:table-cell>
          <table:table-cell table:style-name="Default"/>
          <table:table-cell table:style-name="ce6" office:value-type="string" calcext:value-type="string">
            <text:p>MEDIA</text:p>
          </table:table-cell>
          <table:table-cell table:style-name="ce16" table:formula="of:=AVERAGE([.AH85:.AH89])" office:value-type="float" office:value="21.86856" calcext:value-type="float">
            <text:p>21,86856</text:p>
          </table:table-cell>
          <table:table-cell table:style-name="ce16" table:formula="of:=AVERAGE([.AI85:.AI89])" office:value-type="float" office:value="142.4" calcext:value-type="float">
            <text:p>142,4</text:p>
          </table:table-cell>
          <table:table-cell table:style-name="ce16" table:formula="of:=AVERAGE([.AJ85:.AJ89])" office:value-type="float" office:value="23.779" calcext:value-type="float">
            <text:p>23,779</text:p>
          </table:table-cell>
          <table:table-cell table:style-name="ce16" table:formula="of:=AVERAGE([.AK85:.AK89])" office:value-type="float" office:value="138.1106" calcext:value-type="float">
            <text:p>138,1106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Default" table:number-columns-repeated="17"/>
          <table:table-cell table:number-columns-repeated="3"/>
          <table:table-cell table:style-name="Default" table:number-columns-repeated="17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Default" table:number-columns-repeated="17"/>
          <table:table-cell table:number-columns-repeated="3"/>
          <table:table-cell table:style-name="Default" table:number-columns-repeated="17"/>
          <table:table-cell table:number-columns-repeated="98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9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number-columns-repeated="17"/>
          <table:table-cell table:style-name="Default"/>
          <table:table-cell table:style-name="ce39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number-columns-repeated="17"/>
          <table:table-cell table:style-name="Default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30" office:value-type="string" calcext:value-type="string">
            <text:p>DRAFT ALEATORIO</text:p>
          </table:table-cell>
          <table:table-cell table:style-name="ce14" table:formula="of:=[.F90]" office:value-type="float" office:value="21.50148" calcext:value-type="float">
            <text:p>21,50148</text:p>
          </table:table-cell>
          <table:table-cell table:style-name="ce14" table:formula="of:=[.G90]" office:value-type="float" office:value="83.2" calcext:value-type="float">
            <text:p>83,2</text:p>
          </table:table-cell>
          <table:table-cell table:style-name="ce14" table:formula="of:=[.H90]" office:value-type="float" office:value="23.7338" calcext:value-type="float">
            <text:p>23,7338</text:p>
          </table:table-cell>
          <table:table-cell table:style-name="ce14" table:formula="of:=[.I90]" office:value-type="float" office:value="109.7694" calcext:value-type="float">
            <text:p>109,7694</text:p>
          </table:table-cell>
          <table:table-cell table:number-columns-repeated="17"/>
          <table:table-cell table:style-name="ce30" office:value-type="string" calcext:value-type="string">
            <text:p>DRAFT ALEATORIO</text:p>
          </table:table-cell>
          <table:table-cell table:style-name="ce14" table:formula="of:=[.AB90]" office:value-type="float" office:value="21.74012" calcext:value-type="float">
            <text:p>21,74012</text:p>
          </table:table-cell>
          <table:table-cell table:style-name="ce14" table:formula="of:=[.AC90]" office:value-type="float" office:value="148" calcext:value-type="float">
            <text:p>148</text:p>
          </table:table-cell>
          <table:table-cell table:style-name="ce14" table:formula="of:=[.AD90]" office:value-type="float" office:value="23.7258" calcext:value-type="float">
            <text:p>23,7258</text:p>
          </table:table-cell>
          <table:table-cell table:style-name="ce14" table:formula="of:=[.AE90]" office:value-type="float" office:value="141.8106" calcext:value-type="float">
            <text:p>141,8106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0" office:value-type="string" calcext:value-type="string">
            <text:p>DRAFT PROPORCIONAL</text:p>
          </table:table-cell>
          <table:table-cell table:style-name="ce14" table:formula="of:=[.L90]" office:value-type="float" office:value="20.64552" calcext:value-type="float">
            <text:p>20,64552</text:p>
          </table:table-cell>
          <table:table-cell table:style-name="ce14" table:formula="of:=[.M90]" office:value-type="float" office:value="101.8" calcext:value-type="float">
            <text:p>101,8</text:p>
          </table:table-cell>
          <table:table-cell table:style-name="ce14" table:formula="of:=[.N90]" office:value-type="float" office:value="23.37694" calcext:value-type="float">
            <text:p>23,37694</text:p>
          </table:table-cell>
          <table:table-cell table:style-name="ce14" table:formula="of:=[.O90]" office:value-type="float" office:value="112.6456" calcext:value-type="float">
            <text:p>112,6456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 table:number-columns-repeated="3"/>
          <table:table-cell table:style-name="ce30" office:value-type="string" calcext:value-type="string">
            <text:p>DRAFT PROPORCIONAL</text:p>
          </table:table-cell>
          <table:table-cell table:style-name="ce14" table:formula="of:=[.AH90]" office:value-type="float" office:value="21.86856" calcext:value-type="float">
            <text:p>21,86856</text:p>
          </table:table-cell>
          <table:table-cell table:style-name="ce14" table:formula="of:=[.AI90]" office:value-type="float" office:value="142.4" calcext:value-type="float">
            <text:p>142,4</text:p>
          </table:table-cell>
          <table:table-cell table:style-name="ce14" table:formula="of:=[.AJ90]" office:value-type="float" office:value="23.779" calcext:value-type="float">
            <text:p>23,779</text:p>
          </table:table-cell>
          <table:table-cell table:style-name="ce14" table:formula="of:=[.AK90]" office:value-type="float" office:value="138.1106" calcext:value-type="float">
            <text:p>138,1106</text:p>
          </table:table-cell>
          <table:table-cell table:number-columns-repeated="6"/>
          <table:table-cell table:style-name="Default" table:number-columns-repeated="5"/>
          <table:table-cell table:number-columns-repeated="979"/>
        </table:table-row>
        <table:table-row table:style-name="ro1" table:number-rows-repeated="3">
          <table:table-cell table:number-columns-repeated="2"/>
          <table:table-cell table:style-name="Default" table:number-columns-repeated="17"/>
          <table:table-cell table:number-columns-repeated="3"/>
          <table:table-cell table:style-name="Default" table:number-columns-repeated="17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16" table:number-rows-spanned="1">
            <text:p>NBA DRAFT (BL A N/2 MEJORES) – 10%</text:p>
          </table:table-cell>
          <table:covered-table-cell table:number-columns-repeated="15"/>
          <table:table-cell table:number-columns-repeated="3"/>
          <table:table-cell table:style-name="Default" table:number-columns-repeated="17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ce4"/>
          <table:table-cell table:style-name="ce39" office:value-type="string" calcext:value-type="string" table:number-columns-spanned="4" table:number-rows-spanned="1">
            <text:p>IRIS</text:p>
          </table:table-cell>
          <table:covered-table-cell table:number-columns-repeated="2" table:style-name="ce30"/>
          <table:covered-table-cell table:style-name="ce39"/>
          <table:table-cell table:style-name="ce22" office:value-type="string" calcext:value-type="string" table:number-columns-spanned="4" table:number-rows-spanned="1">
            <text:p>ECOLI</text:p>
          </table:table-cell>
          <table:covered-table-cell table:number-columns-repeated="2" table:style-name="ce30"/>
          <table:covered-table-cell table:style-name="ce39"/>
          <table:table-cell table:style-name="ce39" office:value-type="string" calcext:value-type="string" table:number-columns-spanned="4" table:number-rows-spanned="1">
            <text:p>RAND</text:p>
          </table:table-cell>
          <table:covered-table-cell table:number-columns-repeated="2" table:style-name="ce30"/>
          <table:covered-table-cell table:style-name="ce39"/>
          <table:table-cell table:style-name="ce30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30"/>
          <table:table-cell table:number-columns-repeated="3"/>
          <table:table-cell table:style-name="Default" table:number-columns-repeated="17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ce4"/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9" office:value-type="string" calcext:value-type="string">
            <text:p>T</text:p>
          </table:table-cell>
          <table:table-cell table:style-name="ce13" office:value-type="string" calcext:value-type="string">
            <text:p>Tasa_C</text:p>
          </table:table-cell>
          <table:table-cell table:style-name="ce13" office:value-type="string" calcext:value-type="string">
            <text:p>Tasa_inf</text:p>
          </table:table-cell>
          <table:table-cell table:style-name="ce13" office:value-type="string" calcext:value-type="string">
            <text:p>Agr,</text:p>
          </table:table-cell>
          <table:table-cell table:style-name="ce13" office:value-type="string" calcext:value-type="string">
            <text:p>T</text:p>
          </table:table-cell>
          <table:table-cell table:number-columns-repeated="3"/>
          <table:table-cell table:style-name="Default" table:number-columns-repeated="17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1</text:p>
          </table:table-cell>
          <table:table-cell table:style-name="ce14" table:number-columns-repeated="3"/>
          <table:table-cell table:style-name="ce20"/>
          <table:table-cell table:style-name="ce14" table:number-columns-repeated="3"/>
          <table:table-cell table:style-name="ce20"/>
          <table:table-cell table:style-name="ce14" table:number-columns-repeated="3"/>
          <table:table-cell table:style-name="ce20"/>
          <table:table-cell table:style-name="ce14" table:number-columns-repeated="4"/>
          <table:table-cell table:number-columns-repeated="3"/>
          <table:table-cell table:style-name="Default" table:number-columns-repeated="17"/>
          <table:table-cell/>
          <table:table-cell table:style-name="Default" table:number-columns-repeated="5"/>
          <table:table-cell table:number-columns-repeated="979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2</text:p>
          </table:table-cell>
          <table:table-cell table:style-name="ce14" table:number-columns-repeated="3"/>
          <table:table-cell table:style-name="ce20"/>
          <table:table-cell table:style-name="ce14" table:number-columns-repeated="3"/>
          <table:table-cell table:style-name="ce20"/>
          <table:table-cell table:style-name="ce14" table:number-columns-repeated="3"/>
          <table:table-cell table:style-name="ce20"/>
          <table:table-cell table:style-name="ce14" table:number-columns-repeated="4"/>
          <table:table-cell table:number-columns-repeated="3"/>
          <table:table-cell table:style-name="Default" table:number-columns-repeated="17"/>
          <table:table-cell table:number-columns-repeated="98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3</text:p>
          </table:table-cell>
          <table:table-cell table:style-name="ce15" table:number-columns-repeated="3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4</text:p>
          </table:table-cell>
          <table:table-cell table:style-name="ce15" table:number-columns-repeated="3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30" office:value-type="string" calcext:value-type="string">
            <text:p>Ejecución 5</text:p>
          </table:table-cell>
          <table:table-cell table:style-name="ce15" table:number-columns-repeated="3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3"/>
          <table:table-cell table:style-name="ce21"/>
          <table:table-cell table:style-name="ce15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EDIA</text:p>
          </table:table-cell>
          <table:table-cell table:style-name="ce16" table:number-columns-repeated="16"/>
          <table:table-cell table:number-columns-repeated="1005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20">
          <table:table-cell table:number-columns-repeated="2"/>
          <table:table-cell table:style-name="Default" table:number-columns-repeated="17"/>
          <table:table-cell table:number-columns-repeated="1005"/>
        </table:table-row>
        <table:table-row table:style-name="ro1" table:number-rows-repeated="91">
          <table:table-cell table:number-columns-repeated="1024"/>
        </table:table-row>
        <table:table-row table:style-name="ro2" table:number-rows-repeated="10483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6:19:36.9319105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8:34:16.821470793</meta:creation-date>
    <dc:date>2020-06-25T18:43:43.253202270</dc:date>
    <meta:editing-duration>PT20H47M55S</meta:editing-duration>
    <meta:editing-cycles>90</meta:editing-cycles>
    <meta:generator>LibreOffice/6.0.7.3$Linux_X86_64 LibreOffice_project/00m0$Build-3</meta:generator>
    <meta:document-statistic meta:table-count="1" meta:cell-count="1644" meta:object-count="0"/>
  </office:meta>
</office:document-meta>
</file>